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34.91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052.05pt"/>
    </style:style>
    <style:style style:name="co7" style:family="table-column">
      <style:table-column-properties fo:break-before="auto" style:column-width="194.74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320.69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3.17701882]</text:p>
          </table:table-cell>
          <table:table-cell office:value-type="float" office:value="0.445710182110133" calcext:value-type="float">
            <text:p>0.445710182110133</text:p>
          </table:table-cell>
          <table:table-cell office:value-type="string" calcext:value-type="string">
            <text:p>[ 16 <text:s text:c="2"/>4 184 774 764 166 234 192 444 744]</text:p>
          </table:table-cell>
          <table:table-cell office:value-type="string" calcext:value-type="string">
            <text:p>[0.52990471 0.03433097 0.0265599 <text:s/>0.01686306 0.01352779 0.00874182 0.00601392 0.00572398 0.00314013 0.00119382]</text:p>
          </table:table-cell>
          <table:table-cell office:value-type="float" office:value="2.73130863426698" calcext:value-type="float">
            <text:p>2.73130863426698</text:p>
          </table:table-cell>
          <table:table-cell office:value-type="string" calcext:value-type="string">
            <text:p>[('Comedy|Crime|Drama|Thriller', 0.5299047106778717), ('Crime|Mystery|Thriller', 0.03433097407797704), ('Drama|Romance', 0.02655990133810831), ('Action|Adventure|Drama|Fantasy', 0.01686306125415932), ('Adventure|Fantasy', 0.013527794303407932), ('Action|Sci-Fi|Thriller', 0.00874181687703771), ('Action|Crime|Thriller', 0.006013924164765439), ('Action|Crime|Drama|Thriller', 0.005723984805911964), ('Mystery|Thriller', 0.0031401340589847764), ('Adventure|Animation|Children|Comedy|Fantasy|Romance', 0.001193817553545455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0.478745460510254" calcext:value-type="float">
            <text:p>0.47874546051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165986]</text:p>
          </table:table-cell>
          <table:table-cell office:value-type="float" office:value="0.532829454153119" calcext:value-type="float">
            <text:p>0.532829454153119</text:p>
          </table:table-cell>
          <table:table-cell office:value-type="string" calcext:value-type="string">
            <text:p>[ <text:s/>68 <text:s text:c="2"/>15 <text:s/>774 1147 1027 <text:s/>764 <text:s/>753 1021 <text:s/>166 <text:s text:c="2"/>67]</text:p>
          </table:table-cell>
          <table:table-cell office:value-type="string" calcext:value-type="string">
            <text:p>[0.53332167 0.0115872 <text:s/>0.01109203 0.01038738 0.00632006 0.00599234 0.00401872 0.00219697 0.00159534 0.00110388]</text:p>
          </table:table-cell>
          <table:table-cell office:value-type="float" office:value="2.38376914304762" calcext:value-type="float">
            <text:p>2.38376914304762</text:p>
          </table:table-cell>
          <table:table-cell office:value-type="string" calcext:value-type="string">
            <text:p>[('Action|Adventure|Sci-Fi', 0.5333216685906508), ('Action|Adventure|Sci-Fi', 0.011587199267211537), ('Action|Adventure|Drama|Fantasy', 0.011092029180737779), ('Crime|Drama|Mystery', 0.010387376973506987), ('Crime|Drama', 0.006320064727756483), ('Adventure|Fantasy', 0.005992344665614868), ('Adventure|Fantasy', 0.00401872151043039), ('Comedy|Crime|Thriller', 0.002196974799886578), ('Action|Sci-Fi|Thriller', 0.0015953385101857675), ('Adventure|Comedy|Fantasy', 0.0011038824450145953)]</text:p>
          </table:table-cell>
          <table:table-cell office:value-type="string" calcext:value-type="string">
            <text:p>['Action|Crime|Fantasy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0.474751949310303" calcext:value-type="float">
            <text:p>0.47475194931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9394968]</text:p>
          </table:table-cell>
          <table:table-cell office:value-type="float" office:value="3.79264533463869" calcext:value-type="float">
            <text:p>3.79264533463869</text:p>
          </table:table-cell>
          <table:table-cell office:value-type="string" calcext:value-type="string">
            <text:p>[ 166 <text:s text:c="2"/>15 <text:s/>751 <text:s/>808 <text:s/>758 <text:s/>192 2265 <text:s/>753 <text:s/>237 <text:s/>147]</text:p>
          </table:table-cell>
          <table:table-cell office:value-type="string" calcext:value-type="string">
            <text:p>[0.6323345 <text:s/>0.08869852 0.03913584 0.03761279 0.0196178 <text:s/>0.0190969 0.012051 <text:s text:c="2"/>0.01186183 0.01002914 0.00160081]</text:p>
          </table:table-cell>
          <table:table-cell office:value-type="float" office:value="0.198695656444595" calcext:value-type="float">
            <text:p>0.198695656444595</text:p>
          </table:table-cell>
          <table:table-cell office:value-type="string" calcext:value-type="string">
            <text:p>[('Action|Sci-Fi|Thriller', 0.6323345044186175), ('Action|Adventure|Sci-Fi', 0.08869852303131165), ('Adventure|Animation|Children|Comedy|Fantasy', 0.03913584296684122), ('Action|Adventure|Sci-Fi', 0.037612791954828965), ('Action|Crime|Mystery|Sci-Fi|Thriller', 0.019617801982746458), ('Action|Crime|Drama|Thriller', 0.019096897244837336), ('Comedy|Horror', 0.012051003747529486), ('Adventure|Fantasy', 0.011861833628532024), ('Crime|Drama|Thriller', 0.010029142089417287), ('Crime|Drama', 0.0016008132106693257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92857142857143" calcext:value-type="float">
            <text:p>3.92857142857143</text:p>
          </table:table-cell>
          <table:table-cell office:value-type="float" office:value="0.529728463363976" calcext:value-type="float">
            <text:p>0.529728463363976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'Action|Adventure|Comedy|Romance', 'Drama|Romance|Sci-Fi', 'Animation|Fantasy|Thriller', 'Action|Adventure|Sci-Fi|IMAX', 'Mystery|Thriller', 'Drama|Romance', 'Action|Sci-Fi|Thriller', 'Action|Adventure|Mystery|Thriller', 'Animation|Children|Comedy|Fantasy', 'Adventure|Animation|Children|Comedy', 'Animation|Children|Fantasy|IMAX', 'Action|Mystery|Thriller', 'Crime|Thriller', 'Action|Crime|Drama|IMAX', 'Drama|Fantasy', 'Crime|Drama', 'Action|Adventure|Sci-Fi', 'Adventure|Animation|Children|Comedy|Fantasy', 'Drama|Romance', 'Comedy|Romance']</text:p>
          </table:table-cell>
          <table:table-cell office:value-type="float" office:value="0.505783081054688" calcext:value-type="float">
            <text:p>0.50578308105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8759931]</text:p>
          </table:table-cell>
          <table:table-cell office:value-type="float" office:value="0.266332606984384" calcext:value-type="float">
            <text:p>0.266332606984384</text:p>
          </table:table-cell>
          <table:table-cell office:value-type="string" calcext:value-type="string">
            <text:p>[192 471 875 744 121 774 401 478 194 322]</text:p>
          </table:table-cell>
          <table:table-cell office:value-type="string" calcext:value-type="string">
            <text:p>[0.51724274 0.04484137 0.02874355 0.0251956 <text:s/>0.01559567 0.01259475 0.01078569 0.00260079 0.00209696 0.00208957]</text:p>
          </table:table-cell>
          <table:table-cell office:value-type="float" office:value="2.60966048875891" calcext:value-type="float">
            <text:p>2.60966048875891</text:p>
          </table:table-cell>
          <table:table-cell office:value-type="string" calcext:value-type="string">
            <text:p>[('Action|Crime|Drama|Thriller', 0.5172427397869791), ('Adventure|Animation|Children|Drama|Musical|IMAX', 0.04484136773820166), ('Adventure|Animation|Children|Comedy', 0.028743551748273654), ('Adventure|Animation|Children|Comedy|Fantasy|Romance', 0.025195601275467418), ('Action|Drama|War', 0.015595672349459935), ('Action|Adventure|Drama|Fantasy', 0.012594748585440452), ('Drama|Horror|Mystery', 0.010785690559868898), ('Action|Sci-Fi', 0.002600787711849256), ('Adventure|Animation|Children|Comedy|Crime|Fantasy|Mystery', 0.0020969599708097197), ('Adventure|Animation|Children|Comedy|Musical', 0.002089566770017718)]</text:p>
          </table:table-cell>
          <table:table-cell office:value-type="string" calcext:value-type="string">
            <text:p>['Comedy']</text:p>
          </table:table-cell>
          <table:table-cell office:value-type="float" office:value="3.01774691358025" calcext:value-type="float">
            <text:p>3.01774691358025</text:p>
          </table:table-cell>
          <table:table-cell office:value-type="float" office:value="1.19769964088432" calcext:value-type="float">
            <text:p>1.1976996408843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['Drama', 'Action|Drama|Thriller', 'Drama', 'Action|Adventure|Animation|Drama|Fantasy', 'Drama|Thriller', 'Comedy|Romance', 'Drama', 'Comedy|Drama', 'Drama|Fantasy|Thriller', 'Comedy|Romance', 'Fantasy|Horror|Romance|Thriller', 'Comedy|Drama|Musical|Romance', 'Drama', 'Musical', 'Drama|Romance', 'Drama', 'Comedy|Romance', 'Comedy|Drama|Romance', 'Drama|Romance', 'Action|Crime|Thriller']</text:p>
          </table:table-cell>
          <table:table-cell office:value-type="float" office:value="0.495246171951294" calcext:value-type="float">
            <text:p>0.49524617195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7772514]</text:p>
          </table:table-cell>
          <table:table-cell office:value-type="float" office:value="0.355767961388425" calcext:value-type="float">
            <text:p>0.355767961388425</text:p>
          </table:table-cell>
          <table:table-cell office:value-type="string" calcext:value-type="string">
            <text:p>[ <text:s/>16 <text:s text:c="3"/>4 <text:s/>588 2250 <text:s/>166 <text:s/>444 <text:s/>794 <text:s/>744 <text:s/>774 <text:s/>192]</text:p>
          </table:table-cell>
          <table:table-cell office:value-type="string" calcext:value-type="string">
            <text:p>[6.17559630e-01 2.74932207e-02 8.12169715e-03 6.37991832e-03 6.31367229e-03 5.95227886e-03 3.75812246e-03 3.28866489e-03 2.38762906e-03 6.05357796e-04]</text:p>
          </table:table-cell>
          <table:table-cell office:value-type="float" office:value="2.62195718345685" calcext:value-type="float">
            <text:p>2.62195718345685</text:p>
          </table:table-cell>
          <table:table-cell office:value-type="string" calcext:value-type="string">
            <text:p>[('Comedy|Crime|Drama|Thriller', 0.6175596300917217), ('Crime|Mystery|Thriller', 0.02749322066547242), ('Action|Crime|Drama|Thriller', 0.008121697148051894), ('Action|Adventure|Drama', 0.006379918316085271), ('Action|Sci-Fi|Thriller', 0.006313672291348626), ('Mystery|Thriller', 0.005952278864183936), ('Action|Adventure|Animation|Children|Comedy', 0.0037581224623009822), ('Adventure|Animation|Children|Comedy|Fantasy|Romance', 0.003288664887689921), ('Action|Adventure|Drama|Fantasy', 0.0023876290569947176), ('Action|Crime|Drama|Thriller', 0.000605357796084126)]</text:p>
          </table:table-cell>
          <table:table-cell office:value-type="string" calcext:value-type="string">
            <text:p>['Comedy|Romance']</text:p>
          </table:table-cell>
          <table:table-cell office:value-type="float" office:value="2.66564102564103" calcext:value-type="float">
            <text:p>2.66564102564103</text:p>
          </table:table-cell>
          <table:table-cell office:value-type="float" office:value="1.09614661865963" calcext:value-type="float">
            <text:p>1.0961466186596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'Adventure|Animation|Children|Romance|Sci-Fi', 'Comedy|Crime', 'Drama|Mystery|Sci-Fi|Thriller', 'Comedy', 'Adventure|Children|Musical', 'Crime|Drama', 'Drama', 'Action|Adventure|Comedy|Fantasy|Horror', 'Comedy|Horror', 'Drama|Romance|Sci-Fi', 'Crime|Drama', 'Drama', 'Action|Adventure|Sci-Fi', 'Adventure|Animation|Children|Drama', 'Adventure|Children|Fantasy|Musical', 'Crime|Horror|Mystery|Thriller', 'Action|Crime|Drama|IMAX', 'Action|Crime|Fantasy|Thriller', 'Action|Adventure|Drama|Thriller', 'Crime|Drama|Thriller']</text:p>
          </table:table-cell>
          <table:table-cell office:value-type="float" office:value="0.519490003585815" calcext:value-type="float">
            <text:p>0.519490003585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16790824]</text:p>
          </table:table-cell>
          <table:table-cell office:value-type="float" office:value="2.55293751862781" calcext:value-type="float">
            <text:p>2.55293751862781</text:p>
          </table:table-cell>
          <table:table-cell office:value-type="string" calcext:value-type="string">
            <text:p>[ <text:s/>73 2038 <text:s/>401 2900 <text:s text:c="2"/>15 <text:s/>722 <text:s text:c="2"/>40 1166 1105 <text:s/>318]</text:p>
          </table:table-cell>
          <table:table-cell office:value-type="string" calcext:value-type="string">
            <text:p>[0.38538803 0.28507252 0.24300696 0.09317405 0.06419748 0.0489701 0.03521227 0.0307135 <text:s/>0.01564026 0.0021038 ]</text:p>
          </table:table-cell>
          <table:table-cell office:value-type="float" office:value="1.3850292813874" calcext:value-type="float">
            <text:p>1.3850292813874</text:p>
          </table:table-cell>
          <table:table-cell office:value-type="string" calcext:value-type="string">
            <text:p>[('Action|Adventure|Sci-Fi', 0.385388025614803), ('Action|Crime|Thriller', 0.28507251720439075), ('Drama|Horror|Mystery', 0.24300695517239948), ('Comedy|Drama|Romance', 0.09317405449499157), ('Action|Adventure|Sci-Fi', 0.06419747690078821), ('Comedy|War', 0.04897010413770393), ('Action|Adventure|Thriller', 0.03521227212358944), ('Action|Adventure|Sci-Fi|Thriller', 0.030713498284739363), ('Comedy|Romance', 0.015640259582657592), ('Comedy|Mystery', 0.002103802436873234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11968085106383" calcext:value-type="float">
            <text:p>3.11968085106383</text:p>
          </table:table-cell>
          <table:table-cell office:value-type="float" office:value="1.10741500046294" calcext:value-type="float">
            <text:p>1.1074150004629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'Action|Adventure|Drama|Fantasy', 'Drama|Mystery|Sci-Fi|Thriller', 'Action|Adventure|Sci-Fi', 'Adventure|Comedy|Fantasy', 'Action|Sci-Fi|Thriller', 'Drama|War', 'Comedy|Crime', 'Adventure|Animation|Children|Comedy|Fantasy', 'Drama|Mystery', 'Adventure|Children|Comedy|Musical', 'Action|Sci-Fi|Thriller', 'Children|Comedy|Fantasy|Musical', 'Animation|Children|Comedy', 'Action|Adventure|Comedy|Drama|War', 'Crime|Film-Noir|Mystery|Thriller', 'Action|Crime|Drama|Thriller', 'Adventure|Animation|Children|Comedy', 'Action|Adventure|Thriller', 'Drama', 'Drama']</text:p>
          </table:table-cell>
          <table:table-cell office:value-type="float" office:value="0.490479946136475" calcext:value-type="float">
            <text:p>0.49047994613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29630564]</text:p>
          </table:table-cell>
          <table:table-cell office:value-type="float" office:value="4.0096556412064" calcext:value-type="float">
            <text:p>4.0096556412064</text:p>
          </table:table-cell>
          <table:table-cell office:value-type="string" calcext:value-type="string">
            <text:p>[ 764 1055 <text:s/>917 <text:s/>257 1066 <text:s/>450 2518 <text:s/>457 <text:s/>935 <text:s/>774]</text:p>
          </table:table-cell>
          <table:table-cell office:value-type="string" calcext:value-type="string">
            <text:p>[9.20994881e-01 2.91419676e-02 1.22233325e-02 9.34680080e-03 6.57668401e-03 6.15858458e-03 5.97328323e-03 5.34586043e-03 3.32577848e-03 1.29585196e-16]</text:p>
          </table:table-cell>
          <table:table-cell office:value-type="float" office:value="3.71335000252216" calcext:value-type="float">
            <text:p>3.71335000252216</text:p>
          </table:table-cell>
          <table:table-cell office:value-type="string" calcext:value-type="string">
            <text:p>[('Adventure|Fantasy', 0.9209948812446974), ('Adventure|Animation|Children|Romance|Sci-Fi', 0.02914196760659347), ('Adventure|Fantasy|Mystery|Romance|IMAX', 0.012223332450265368), ('Action|Adventure|Sci-Fi|Thriller', 0.009346800797035423), ('Action|Adventure|Sci-Fi|IMAX', 0.006576684014883169), ('Drama|Musical|Romance', 0.006158584577395265), ('Adventure|Drama|Fantasy|IMAX', 0.00597328323400809), ('Adventure|Children|Fantasy', 0.005345860431097231), ('Animation|Children|Comedy|Fantasy|Musical|Romance|IMAX', 0.003325778480915259), ('Action|Adventure|Drama|Fantasy', 1.2958519584560865e-16)]</text:p>
          </table:table-cell>
          <table:table-cell office:value-type="string" calcext:value-type="string">
            <text:p>['Adventure|Fantasy']</text:p>
          </table:table-cell>
          <table:table-cell office:value-type="float" office:value="4.25806451612903" calcext:value-type="float">
            <text:p>4.25806451612903</text:p>
          </table:table-cell>
          <table:table-cell office:value-type="float" office:value="0.87869925625008" calcext:value-type="float">
            <text:p>0.878699256250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'Adventure|Fantasy', 'Adventure|Animation|Children|Romance|Sci-Fi', 'Adventure|Drama|Fantasy|IMAX', 'Action|Adventure|Fantasy|IMAX', 'Action|Adventure|Drama|Fantasy|Mystery|IMAX', 'Action|Adventure|Comedy|Sci-Fi', 'Action|Adventure|Sci-Fi|IMAX', 'Adventure|Children|Fantasy', 'Adventure|Fantasy|Thriller|IMAX', 'Action|Adventure|Sci-Fi|IMAX', 'Adventure|Fantasy|Mystery|Romance|IMAX', 'Adventure|Fantasy|IMAX', 'Action|Crime|Drama|IMAX', 'Animation|Children|Drama', 'Adventure|Animation|Children|Drama', 'Action|Adventure|Sci-Fi|Thriller|IMAX', 'Action|Adventure|Drama|Fantasy|IMAX', 'Action|Adventure|Sci-Fi|Thriller|War', 'Action|Adventure|Comedy|Crime|Mystery|Thriller', 'Action|Adventure|Sci-Fi']</text:p>
          </table:table-cell>
          <table:table-cell office:value-type="float" office:value="0.48391056060791" calcext:value-type="float">
            <text:p>0.4839105606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6077208]</text:p>
          </table:table-cell>
          <table:table-cell office:value-type="float" office:value="0.429889565527875" calcext:value-type="float">
            <text:p>0.429889565527875</text:p>
          </table:table-cell>
          <table:table-cell office:value-type="string" calcext:value-type="string">
            <text:p>[ 184 <text:s text:c="2"/>20 <text:s text:c="2"/>68 <text:s/>166 1027 <text:s text:c="2"/>67 <text:s/>233 <text:s/>147 <text:s/>162 <text:s text:c="2"/>15]</text:p>
          </table:table-cell>
          <table:table-cell office:value-type="string" calcext:value-type="string">
            <text:p>[5.76980248e-01 1.07950994e-02 1.04657625e-02 6.27362107e-03 3.82932353e-03 3.50827369e-03 2.66420220e-03 1.86548401e-03 5.91637419e-04 2.93831672e-04]</text:p>
          </table:table-cell>
          <table:table-cell office:value-type="float" office:value="2.63088251886022" calcext:value-type="float">
            <text:p>2.63088251886022</text:p>
          </table:table-cell>
          <table:table-cell office:value-type="string" calcext:value-type="string">
            <text:p>[('Drama|Romance', 0.5769802477860565), ('Comedy|Drama|Romance|War', 0.010795099359764197), ('Action|Adventure|Sci-Fi', 0.010465762525849204), ('Action|Sci-Fi|Thriller', 0.006273621070248819), ('Crime|Drama', 0.003829323530103476), ('Adventure|Comedy|Fantasy', 0.003508273689420345), ('Drama|Romance', 0.002664202201306749), ('Crime|Drama', 0.0018654840132932959), ('Comedy|Crime', 0.0005916374185512473), ('Action|Adventure|Sci-Fi', 0.00029383167241642103)]</text:p>
          </table:table-cell>
          <table:table-cell office:value-type="string" calcext:value-type="string">
            <text:p>['Comedy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0.49219560623169" calcext:value-type="float">
            <text:p>0.4921956062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14153346]</text:p>
          </table:table-cell>
          <table:table-cell office:value-type="float" office:value="3.88513177732078" calcext:value-type="float">
            <text:p>3.88513177732078</text:p>
          </table:table-cell>
          <table:table-cell office:value-type="string" calcext:value-type="string">
            <text:p>[ 478 <text:s text:c="2"/>68 <text:s/>365 <text:s/>180 <text:s/>415 <text:s/>735 <text:s/>460 <text:s text:c="3"/>0 1138 1449]</text:p>
          </table:table-cell>
          <table:table-cell office:value-type="string" calcext:value-type="string">
            <text:p>[7.32931288e-01 1.99653546e-02 8.02943434e-03 6.28963501e-03 2.99524945e-03 2.70677833e-03 2.70099043e-03 2.56462821e-03 5.32717920e-04 8.29950605e-05]</text:p>
          </table:table-cell>
          <table:table-cell office:value-type="float" office:value="3.74359831633551" calcext:value-type="float">
            <text:p>3.74359831633551</text:p>
          </table:table-cell>
          <table:table-cell office:value-type="string" calcext:value-type="string">
            <text:p>[('Action|Sci-Fi', 0.7329312882852911), ('Action|Adventure|Sci-Fi', 0.019965354615606945), ('Comedy|Drama', 0.008029434338607554), ('Action|Comedy|Sci-Fi', 0.006289635012940813), ('Adventure|Comedy|Sci-Fi', 0.0029952494527293147), ('Adventure|Animation|Children|Comedy|Fantasy', 0.0027067783265846083), ('Children|Drama', 0.002700990427340113), ('Adventure|Animation|Children|Comedy|Fantasy', 0.0025646282106309196), ('Comedy|Crime', 0.0005327179203419138), ('Comedy|Musical|Romance', 8.299506045504974e-05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4.36637931034483" calcext:value-type="float">
            <text:p>4.36637931034483</text:p>
          </table:table-cell>
          <table:table-cell office:value-type="float" office:value="0.798321943259221" calcext:value-type="float">
            <text:p>0.7983219432592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'Adventure|Animation|Children', 'Adventure|Fantasy', 'Animation|Children|Fantasy|Musical', 'Action|Adventure', 'Drama|Musical', 'Action|Adventure|Thriller', 'Action|Adventure|Thriller', 'Action|Drama|War', 'Drama|Romance', 'Animation|Comedy|Musical', 'Action|Adventure|Comedy', 'Action|Crime|Drama|Thriller', 'Adventure|Animation|Children|Drama|Sci-Fi', 'Action|Adventure|Fantasy', 'Crime|Film-Noir|Mystery|Thriller', 'Action|Comedy|Sci-Fi', 'Comedy|Fantasy', 'Action|Adventure|Fantasy', 'Adventure|Comedy|Sci-Fi', 'Action|Adventure|Thriller']</text:p>
          </table:table-cell>
          <table:table-cell office:value-type="float" office:value="0.485748052597046" calcext:value-type="float">
            <text:p>0.485748052597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63123914]</text:p>
          </table:table-cell>
          <table:table-cell office:value-type="float" office:value="1.08959402079976" calcext:value-type="float">
            <text:p>1.08959402079976</text:p>
          </table:table-cell>
          <table:table-cell office:value-type="string" calcext:value-type="string">
            <text:p>[ 166 <text:s/>244 <text:s text:c="2"/>70 <text:s/>774 <text:s/>764 1395 <text:s/>238 1055 <text:s/>232 <text:s/>753]</text:p>
          </table:table-cell>
          <table:table-cell office:value-type="string" calcext:value-type="string">
            <text:p>[8.06593064e-01 3.15641127e-02 3.10263084e-02 2.05746932e-02 9.53504392e-03 9.22518926e-03 5.02282660e-03 4.05072742e-03 1.50140424e-03 2.63517352e-04]</text:p>
          </table:table-cell>
          <table:table-cell office:value-type="float" office:value="1.54164512397849" calcext:value-type="float">
            <text:p>1.54164512397849</text:p>
          </table:table-cell>
          <table:table-cell office:value-type="string" calcext:value-type="string">
            <text:p>[('Action|Sci-Fi|Thriller', 0.806593063589454), ('Action|Crime|Drama|Mystery|Sci-Fi|Thriller|IMAX', 0.03156411270911843), ('Action|Adventure', 0.03102630841346796), ('Action|Adventure|Drama|Fantasy', 0.020574693181800843), ('Adventure|Fantasy', 0.009535043919902285), ('Crime|Drama', 0.009225189262323553), ('Action|Crime|Drama|IMAX', 0.00502282660186668), ('Adventure|Animation|Children|Romance|Sci-Fi', 0.00405072742338862), ('Crime|Drama', 0.0015014042386099161), ('Adventure|Fantasy', 0.00026351735193202097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2.42608695652174" calcext:value-type="float">
            <text:p>2.42608695652174</text:p>
          </table:table-cell>
          <table:table-cell office:value-type="float" office:value="1.49236240828291" calcext:value-type="float">
            <text:p>1.4923624082829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'Adventure|Drama|Fantasy|IMAX', 'Comedy|Drama|Romance', 'Drama|Romance', 'Adventure|Fantasy', 'Adventure|Fantasy|IMAX', 'Comedy|Drama|Romance', 'Adventure|Fantasy|Thriller|IMAX', 'Adventure|Drama|Sci-Fi', 'Drama', 'Adventure|Drama', 'Action|Adventure|Sci-Fi|IMAX', 'Adventure|Animation|Children|Fantasy|IMAX', 'Comedy|Drama|Romance', 'Action|Adventure|Comedy|Fantasy|Romance', 'Action|Crime|Drama|IMAX', 'Animation|Children|Drama|Musical|Romance', 'Adventure|Animation|Fantasy', 'Adventure|Animation|Children|Romance|Sci-Fi', 'Animation|Children|Drama', 'Action|Adventure|Sci-Fi|IMAX']</text:p>
          </table:table-cell>
          <table:table-cell office:value-type="float" office:value="0.52921199798584" calcext:value-type="float">
            <text:p>0.52921199798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3200061]</text:p>
          </table:table-cell>
          <table:table-cell office:value-type="float" office:value="4.26484695933995" calcext:value-type="float">
            <text:p>4.26484695933995</text:p>
          </table:table-cell>
          <table:table-cell office:value-type="string" calcext:value-type="string">
            <text:p>[ <text:s/>72 <text:s/>277 1021 4487 4488 <text:s text:c="2"/>62 9723 3244 3249 3248]</text:p>
          </table:table-cell>
          <table:table-cell office:value-type="string" calcext:value-type="string">
            <text:p>[0.77118934 0.05810852 0.02645985 0.02145591 0.00496494 0.00226432 0. <text:s text:c="8"/>0. <text:s text:c="8"/>0. <text:s text:c="8"/>0. <text:s text:c="7"/>]</text:p>
          </table:table-cell>
          <table:table-cell office:value-type="float" office:value="0.432846346330817" calcext:value-type="float">
            <text:p>0.432846346330817</text:p>
          </table:table-cell>
          <table:table-cell office:value-type="string" calcext:value-type="string">
            <text:p>[('Action|Drama|War', 0.7711893395838476), ('Drama', 0.05810852277396912), ('Comedy|Crime|Thriller', 0.026459847064127264), ('Documentary', 0.021455912157621337), ('Comedy', 0.0049649405339945935), ('Crime|Mystery|Thriller', 0.002264321888951057), ('Horror', 0.0), ('Action|Crime|Drama', 0.0), ('Drama', 0.0), ('Drama', 0.0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4.46276595744681" calcext:value-type="float">
            <text:p>4.46276595744681</text:p>
          </table:table-cell>
          <table:table-cell office:value-type="float" office:value="0.726545900287162" calcext:value-type="float">
            <text:p>0.72654590028716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'Crime|Film-Noir|Mystery|Thriller', 'Crime|Film-Noir|Thriller', 'Drama', 'Action|Drama|War', 'Mystery', 'Crime|Mystery|Thriller', 'Adventure|Documentary', 'Comedy|War', 'Crime|Drama', 'Comedy|Crime|Drama|Thriller', 'Action|Drama|War', 'Action|Adventure', 'Action|Adventure|Western', 'Drama', 'Action|Adventure|Mystery|Romance|Thriller', 'Drama|Mystery', 'Drama|Mystery', 'Crime|Drama|Western', 'Drama|Romance', 'Crime|Mystery|Thriller']</text:p>
          </table:table-cell>
          <table:table-cell office:value-type="float" office:value="0.513121128082275" calcext:value-type="float">
            <text:p>0.51312112808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52518375]</text:p>
          </table:table-cell>
          <table:table-cell office:value-type="float" office:value="-0.409660824192475" calcext:value-type="float">
            <text:p>-0.409660824192475</text:p>
          </table:table-cell>
          <table:table-cell office:value-type="string" calcext:value-type="string">
            <text:p>[ <text:s/>28 <text:s text:c="2"/>74 <text:s text:c="2"/>16 1027 1179 <text:s/>105 <text:s text:c="2"/>14 <text:s text:c="2"/>62 <text:s/>332 <text:s/>333]</text:p>
          </table:table-cell>
          <table:table-cell office:value-type="string" calcext:value-type="string">
            <text:p>[8.90739650e-01 2.42180283e-02 1.43292195e-02 8.50754766e-03 3.65104028e-03 3.64652808e-03 3.18942192e-04 1.46961777e-04 7.54464434e-05 2.97121555e-05]</text:p>
          </table:table-cell>
          <table:table-cell office:value-type="float" office:value="1.93484457026061" calcext:value-type="float">
            <text:p>1.93484457026061</text:p>
          </table:table-cell>
          <table:table-cell office:value-type="string" calcext:value-type="string">
            <text:p>[('Drama|War', 0.8907396503456735), ('Crime|Drama', 0.024218028327618577), ('Comedy|Crime|Drama|Thriller', 0.01432921948154816), ('Crime|Drama', 0.008507547655347912), ('Comedy', 0.0036510402802061503), ('Drama|Mystery|Thriller', 0.003646528082436122), ('Comedy|Drama', 0.0003189421918458205), ('Crime|Mystery|Thriller', 0.0001469617769340732), ('Mystery|Thriller', 7.544644344106949e-05), ('Action|Adventure|Mystery|Romance|Thriller', 2.971215552155991e-05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40659340659341" calcext:value-type="float">
            <text:p>3.40659340659341</text:p>
          </table:table-cell>
          <table:table-cell office:value-type="float" office:value="1.10620648647789" calcext:value-type="float">
            <text:p>1.1062064864778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['Crime|Drama', 'Comedy|Drama', 'Drama', 'Crime|Drama', 'Crime|Drama', 'Drama', 'Action|Sci-Fi', 'Crime|Drama', 'Documentary', 'Drama', 'Comedy|Fantasy|Horror', 'Documentary', 'Documentary', 'Drama', 'Drama', 'Documentary', 'Documentary', 'Comedy', 'Documentary', 'Comedy|Drama|Romance']</text:p>
          </table:table-cell>
          <table:table-cell office:value-type="float" office:value="0.500373601913452" calcext:value-type="float">
            <text:p>0.500373601913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9724316]</text:p>
          </table:table-cell>
          <table:table-cell office:value-type="float" office:value="2.36584829895386" calcext:value-type="float">
            <text:p>2.36584829895386</text:p>
          </table:table-cell>
          <table:table-cell office:value-type="string" calcext:value-type="string">
            <text:p>[ 26 471 463 <text:s/>25 460 <text:s/>37 465 <text:s/>33 597 531]</text:p>
          </table:table-cell>
          <table:table-cell office:value-type="string" calcext:value-type="string">
            <text:p>[0.58594735 0.02777025 0.02765477 0.02382785 0.01624453 0.01033493 0.01025743 0.00863207 0.00586007 0.00516712]</text:p>
          </table:table-cell>
          <table:table-cell office:value-type="float" office:value="1.0313948566357" calcext:value-type="float">
            <text:p>1.0313948566357</text:p>
          </table:table-cell>
          <table:table-cell office:value-type="string" calcext:value-type="string">
            <text:p>[('Action|Adventure|Sci-Fi|Thriller', 0.5859473488328011), ('Adventure|Animation|Children|Drama|Musical|IMAX', 0.027770253773256193), ('Adventure|Drama|IMAX', 0.027654770980557648), ('Thriller', 0.02382785251264283), ('Children|Drama', 0.016244530781591132), ('Action|Adventure|Mystery|Thriller', 0.010334934922677803), ('Drama|Horror', 0.010257428068055964), ('Action|Crime|Thriller', 0.008632069226163105), ('Comedy|Drama|Fantasy', 0.005860071637717287), ('Action|Crime|Thriller', 0.005167120127042334)]</text:p>
          </table:table-cell>
          <table:table-cell office:value-type="string" calcext:value-type="string">
            <text:p>['Comedy']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864256197843096" calcext:value-type="float">
            <text:p>0.8642561978430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'Adventure|Animation|Children|Comedy|Fantasy', 'Action|Comedy|Sci-Fi', 'Action|Adventure|Sci-Fi|Thriller', 'Adventure|Animation|Children|Fantasy|Musical', 'Children|Drama', 'Drama|Fantasy|Romance', 'Action|Adventure|Sci-Fi|Thriller', 'Action|Adventure|Sci-Fi', 'Drama', 'Action|Adventure|Comedy|Sci-Fi', 'Comedy|Drama', 'Animation|Children|Comedy', 'Drama', 'Crime|Drama', 'Action|Crime|Thriller', 'Action|Adventure|Thriller', 'Drama', 'Action|Adventure|Animation|Horror|Sci-Fi', 'Action|Sci-Fi', 'Comedy|Crime|Drama|Thriller']</text:p>
          </table:table-cell>
          <table:table-cell office:value-type="float" office:value="0.541117191314697" calcext:value-type="float">
            <text:p>0.54111719131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1827845]</text:p>
          </table:table-cell>
          <table:table-cell office:value-type="float" office:value="3.3942923734375" calcext:value-type="float">
            <text:p>3.3942923734375</text:p>
          </table:table-cell>
          <table:table-cell office:value-type="string" calcext:value-type="string">
            <text:p>[ <text:s/>16 <text:s text:c="2"/>83 <text:s text:c="2"/>76 1106 1101 3282 2079 2090 5866 1159]</text:p>
          </table:table-cell>
          <table:table-cell office:value-type="string" calcext:value-type="string">
            <text:p>[0.66032099 0.11499635 0.06891638 0.06786858 0.06464857 0.03330408 0.0304633 <text:s/>0.02981524 0.02320061 0.01250472]</text:p>
          </table:table-cell>
          <table:table-cell office:value-type="float" office:value="0.423986080160812" calcext:value-type="float">
            <text:p>0.423986080160812</text:p>
          </table:table-cell>
          <table:table-cell office:value-type="string" calcext:value-type="string">
            <text:p>[('Comedy|Crime|Drama|Thriller', 0.6603209939618501), ('Horror', 0.1149963484071675), ('Crime|Horror', 0.06891637694298632), ('Crime|Film-Noir|Mystery|Thriller', 0.06786857751721705), ('Drama', 0.06464856580138759), ('Comedy|Drama', 0.03330407608548748), ('Drama', 0.030463299723553983), ('Adventure|Comedy|Drama', 0.029815239782759455), ('Comedy|Fantasy|Horror|Musical|Thriller', 0.02320060636703447), ('Comedy|Crime|Drama', 0.012504717126007692)]</text:p>
          </table:table-cell>
          <table:table-cell office:value-type="string" calcext:value-type="string">
            <text:p>['Action|Adventure|Comedy']</text:p>
          </table:table-cell>
          <table:table-cell office:value-type="float" office:value="3.68292682926829" calcext:value-type="float">
            <text:p>3.68292682926829</text:p>
          </table:table-cell>
          <table:table-cell office:value-type="float" office:value="0.674049444167584" calcext:value-type="float">
            <text:p>0.6740494441675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'Drama', 'Drama|Romance', 'Crime|Horror', 'Drama|Horror|Mystery|Thriller', 'Drama|Romance', 'Drama', 'Comedy|Romance', 'Drama', 'Drama|Romance', 'Drama|Romance', 'Comedy|Romance', 'Drama|Fantasy|Thriller', 'Drama|Mystery|Thriller', 'Comedy|War', 'Crime|Film-Noir|Thriller', 'Comedy|Drama|Romance', 'Drama', 'Action|Drama|War', 'Drama|Horror|Thriller', 'Drama|Horror']</text:p>
          </table:table-cell>
          <table:table-cell office:value-type="float" office:value="0.512017726898193" calcext:value-type="float">
            <text:p>0.51201772689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03892353]</text:p>
          </table:table-cell>
          <table:table-cell office:value-type="float" office:value="3.34342314627688" calcext:value-type="float">
            <text:p>3.34342314627688</text:p>
          </table:table-cell>
          <table:table-cell office:value-type="string" calcext:value-type="string">
            <text:p>[ 752 <text:s/>192 1051 1129 <text:s/>147 <text:s/>753 <text:s/>764 <text:s/>329 <text:s text:c="2"/>34 <text:s text:c="2"/>85]</text:p>
          </table:table-cell>
          <table:table-cell office:value-type="string" calcext:value-type="string">
            <text:p>[0.50374871 0.22084585 0.13339019 0.11821411 0.10291747 0.05788514 0.02155895 0.01348362 0.01027599 0.00973088]</text:p>
          </table:table-cell>
          <table:table-cell office:value-type="float" office:value="3.30449961555675" calcext:value-type="float">
            <text:p>3.30449961555675</text:p>
          </table:table-cell>
          <table:table-cell office:value-type="string" calcext:value-type="string">
            <text:p>[('Crime|Thriller', 0.5037487083300569), ('Action|Crime|Drama|Thriller', 0.220845845211624), ('Drama|Mystery|Sci-Fi|Thriller', 0.1333901907080543), ('Drama|Romance|Sci-Fi', 0.11821410547048991), ('Crime|Drama', 0.10291746574149231), ('Adventure|Fantasy', 0.05788514432178003), ('Adventure|Fantasy', 0.02155895289856634), ('Comedy|Drama|Romance', 0.013483615496489623), ('Crime|Horror|Thriller', 0.010275989413511925), ('Adventure|Comedy|Sci-Fi', 0.009730882680032915)]</text:p>
          </table:table-cell>
          <table:table-cell office:value-type="string" calcext:value-type="string">
            <text:p>['Crime|Drama']</text:p>
          </table:table-cell>
          <table:table-cell office:value-type="float" office:value="3.5796178343949" calcext:value-type="float">
            <text:p>3.5796178343949</text:p>
          </table:table-cell>
          <table:table-cell office:value-type="float" office:value="0.805058755105725" calcext:value-type="float">
            <text:p>0.8050587551057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'Comedy', 'Comedy|Crime', 'Comedy|Fantasy|Romance', 'Comedy|Romance', 'Comedy|Romance', 'Comedy|Drama', 'Comedy|Crime', 'Comedy', 'Comedy|Romance', 'Comedy', 'Comedy', 'Comedy|Drama|Romance', 'Comedy', 'Comedy', 'Action|Comedy|Crime', 'Action|Comedy', 'Comedy', 'Action|Comedy', 'Comedy', 'Comedy|Drama|Romance']</text:p>
          </table:table-cell>
          <table:table-cell office:value-type="float" office:value="0.507841110229492" calcext:value-type="float">
            <text:p>0.507841110229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5203575]</text:p>
          </table:table-cell>
          <table:table-cell office:value-type="float" office:value="0.438980403651398" calcext:value-type="float">
            <text:p>0.438980403651398</text:p>
          </table:table-cell>
          <table:table-cell office:value-type="string" calcext:value-type="string">
            <text:p>[ 192 2265 <text:s/>238 <text:s text:c="2"/>68 <text:s text:c="2"/>15 <text:s text:c="2"/>73 <text:s/>770 <text:s/>166 <text:s text:c="2"/>70 <text:s/>444]</text:p>
          </table:table-cell>
          <table:table-cell office:value-type="string" calcext:value-type="string">
            <text:p>[0.49983596 0.02026073 0.01985194 0.01926103 0.01562178 0.01555923 0.01234069 0.01062174 0.00659645 0.00521514]</text:p>
          </table:table-cell>
          <table:table-cell office:value-type="float" office:value="2.08137709325939" calcext:value-type="float">
            <text:p>2.08137709325939</text:p>
          </table:table-cell>
          <table:table-cell office:value-type="string" calcext:value-type="string">
            <text:p>[('Action|Crime|Drama|Thriller', 0.49983596476820324), ('Comedy|Horror', 0.020260726595152233), ('Action|Crime|Drama|IMAX', 0.01985194441024789), ('Action|Adventure|Sci-Fi', 0.019261033315990484), ('Action|Adventure|Sci-Fi', 0.01562177794193097), ('Action|Adventure|Sci-Fi', 0.015559232198737609), ('Action|Adventure|Comedy|Fantasy', 0.012340689752926935), ('Action|Sci-Fi|Thriller', 0.010621738835488113), ('Action|Adventure', 0.0065964485683332585), ('Mystery|Thriller', 0.005215143522580081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0.513476610183716" calcext:value-type="float">
            <text:p>0.513476610183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09886805]</text:p>
          </table:table-cell>
          <table:table-cell office:value-type="float" office:value="2.6281359681824" calcext:value-type="float">
            <text:p>2.6281359681824</text:p>
          </table:table-cell>
          <table:table-cell office:value-type="string" calcext:value-type="string">
            <text:p>[ 192 1027 <text:s/>147 <text:s/>778 <text:s/>735 1159 <text:s/>401 <text:s text:c="2"/>16 <text:s/>162 <text:s text:c="3"/>4]</text:p>
          </table:table-cell>
          <table:table-cell office:value-type="string" calcext:value-type="string">
            <text:p>[4.80453684e-01 3.24008351e-02 2.53926359e-02 1.00265781e-02 9.40419893e-03 6.37654349e-03 5.35748550e-03 3.22781705e-03 7.67914444e-04 1.30936235e-04]</text:p>
          </table:table-cell>
          <table:table-cell office:value-type="float" office:value="0.529267916070655" calcext:value-type="float">
            <text:p>0.529267916070655</text:p>
          </table:table-cell>
          <table:table-cell office:value-type="string" calcext:value-type="string">
            <text:p>[('Action|Crime|Drama|Thriller', 0.4804536836692268), ('Crime|Drama', 0.03240083507759729), ('Crime|Drama', 0.025392635898758408), ('Adventure|Animation|Children|Comedy|Musical|Romance', 0.010026578124995592), ('Adventure|Animation|Children|Comedy|Fantasy', 0.0094041989296371), ('Comedy|Crime|Drama', 0.006376543489246509), ('Drama|Horror|Mystery', 0.005357485497833277), ('Comedy|Crime|Drama|Thriller', 0.0032278170548812016), ('Comedy|Crime', 0.0007679144436349996), ('Crime|Mystery|Thriller', 0.00013093623496535577)]</text:p>
          </table:table-cell>
          <table:table-cell office:value-type="string" calcext:value-type="string">
            <text:p>['Comedy']</text:p>
          </table:table-cell>
          <table:table-cell office:value-type="float" office:value="3.41623036649215" calcext:value-type="float">
            <text:p>3.41623036649215</text:p>
          </table:table-cell>
          <table:table-cell office:value-type="float" office:value="0.659841666966637" calcext:value-type="float">
            <text:p>0.65984166696663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['Drama|Mystery|Sci-Fi|Thriller', 'Action|Crime|Mystery|Sci-Fi|Thriller', 'Drama|Sci-Fi', 'Children|Drama|Sci-Fi', 'Drama|War', 'Comedy|Drama|Romance', 'Action|Sci-Fi|Thriller', 'Drama', 'Action|Adventure|Sci-Fi|Thriller', 'Drama|Sci-Fi|Thriller', 'Drama|Romance|Sci-Fi', 'Action|Adventure|Drama', 'Action|Adventure|Sci-Fi|Thriller', 'Comedy|Crime|Drama', 'Action|Adventure|Drama|Sci-Fi|Thriller', 'Action|Adventure|Sci-Fi', 'Crime|Drama', 'Action|Sci-Fi', 'Comedy|Romance', 'Drama|Mystery|Thriller']</text:p>
          </table:table-cell>
          <table:table-cell office:value-type="float" office:value="0.509526014328003" calcext:value-type="float">
            <text:p>0.50952601432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83549208]</text:p>
          </table:table-cell>
          <table:table-cell office:value-type="float" office:value="2.76293627848564" calcext:value-type="float">
            <text:p>2.76293627848564</text:p>
          </table:table-cell>
          <table:table-cell office:value-type="string" calcext:value-type="string">
            <text:p>[ 34 915 184 398 751 <text:s text:c="2"/>0 166 744 <text:s/>84 <text:s/>20]</text:p>
          </table:table-cell>
          <table:table-cell office:value-type="string" calcext:value-type="string">
            <text:p>[0.40013198 0.27048483 0.23158283 0.14976356 0.11238317 0.07417997 0.01482117 0.01211348 0.01159863 0.00220893]</text:p>
          </table:table-cell>
          <table:table-cell office:value-type="float" office:value="0.927444196007435" calcext:value-type="float">
            <text:p>0.927444196007435</text:p>
          </table:table-cell>
          <table:table-cell office:value-type="string" calcext:value-type="string">
            <text:p>[('Crime|Horror|Thriller', 0.40013197846771176), ('Adventure|Animation|Children|Drama', 0.27048483025969117), ('Drama|Romance', 0.23158283316989803), ('Comedy', 0.149763555980228), ('Adventure|Animation|Children|Comedy|Fantasy', 0.11238316958752262), ('Adventure|Animation|Children|Comedy|Fantasy', 0.07417997494561518), ('Action|Sci-Fi|Thriller', 0.014821167828432867), ('Adventure|Animation|Children|Comedy|Fantasy|Romance', 0.012113481811144444), ('Comedy|Fantasy|Romance', 0.011598630020558595), ('Comedy|Drama|Romance|War', 0.002208926782816883)]</text:p>
          </table:table-cell>
          <table:table-cell office:value-type="string" calcext:value-type="string">
            <text:p>['Action|Adventure|Fantasy']</text:p>
          </table:table-cell>
          <table:table-cell office:value-type="float" office:value="3.27131782945736" calcext:value-type="float">
            <text:p>3.27131782945736</text:p>
          </table:table-cell>
          <table:table-cell office:value-type="float" office:value="1.26828907511427" calcext:value-type="float">
            <text:p>1.268289075114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'Comedy|Thriller', 'Drama|Romance', 'Drama', 'Drama|Mystery', 'Drama', 'Crime|Drama', 'Drama', 'Comedy|Drama|Film-Noir', 'Drama', 'Comedy|Crime|Drama|Romance|Thriller', 'Comedy|Drama|Romance', 'Comedy', 'Crime|Drama', 'Action|Drama|War', 'Action|Adventure|Comedy|Fantasy|Romance', 'Action|Adventure|Sci-Fi', 'Drama|Romance|Thriller', 'Action|Sci-Fi|Thriller', 'Adventure|Drama|Fantasy|Mystery|Sci-Fi', 'Crime|Film-Noir|Mystery|Thriller']</text:p>
          </table:table-cell>
          <table:table-cell office:value-type="float" office:value="0.555212020874023" calcext:value-type="float">
            <text:p>0.555212020874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33040119]</text:p>
          </table:table-cell>
          <table:table-cell office:value-type="float" office:value="1.56343372781273" calcext:value-type="float">
            <text:p>1.56343372781273</text:p>
          </table:table-cell>
          <table:table-cell office:value-type="string" calcext:value-type="string">
            <text:p>[ <text:s/>73 1241 <text:s text:c="2"/>68 <text:s text:c="2"/>20 <text:s text:c="2"/>15 <text:s/>322 <text:s/>588 <text:s/>166 <text:s/>234 9723]</text:p>
          </table:table-cell>
          <table:table-cell office:value-type="string" calcext:value-type="string">
            <text:p>[0.6030719 <text:s/>0.02511122 0.01124808 0.00978576 0.00545417 0.00521133 0.00309835 0.00266281 0.0021674 <text:s/>0. <text:s text:c="7"/>]</text:p>
          </table:table-cell>
          <table:table-cell office:value-type="float" office:value="0.766967461947181" calcext:value-type="float">
            <text:p>0.766967461947181</text:p>
          </table:table-cell>
          <table:table-cell office:value-type="string" calcext:value-type="string">
            <text:p>[('Action|Adventure|Sci-Fi', 0.6030718952667005), ('Action|Adventure|Sci-Fi', 0.025111222172879994), ('Action|Adventure|Sci-Fi', 0.011248079911185293), ('Comedy|Drama|Romance|War', 0.009785763179722715), ('Action|Adventure|Sci-Fi', 0.005454167625077354), ('Adventure|Animation|Children|Comedy|Musical', 0.005211330210787077), ('Action|Crime|Drama|Thriller', 0.0030983483997515807), ('Action|Sci-Fi|Thriller', 0.0026628077564848306), ('Action|Crime|Thriller', 0.002167398600585439), ('Horror', 0.0)]</text:p>
          </table:table-cell>
          <table:table-cell office:value-type="string" calcext:value-type="string">
            <text:p>['Comedy']</text:p>
          </table:table-cell>
          <table:table-cell office:value-type="float" office:value="3.542194092827" calcext:value-type="float">
            <text:p>3.542194092827</text:p>
          </table:table-cell>
          <table:table-cell office:value-type="float" office:value="0.854568410999979" calcext:value-type="float">
            <text:p>0.8545684109999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['Animation|Fantasy|Thriller', 'Action|Crime|Drama|Thriller', 'Drama', 'Drama', 'Crime|Drama|Thriller', 'Drama|War', 'Drama', 'Adventure|Comedy|Drama', 'Action|Sci-Fi|Thriller', 'Adventure|Animation|Sci-Fi', 'Action|Comedy|Romance', 'Adventure|Animation|Children|Comedy', 'Action|Mystery|Thriller', 'Adventure|Animation|Children|Fantasy|Musical', 'Documentary|Drama', 'Comedy|Drama|Romance', 'Comedy|Romance', 'Action|Adventure|Drama|Sci-Fi|Thriller', 'Drama|Horror|Mystery', 'Comedy|Musical']</text:p>
          </table:table-cell>
          <table:table-cell office:value-type="float" office:value="0.533939123153687" calcext:value-type="float">
            <text:p>0.533939123153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17907508]</text:p>
          </table:table-cell>
          <table:table-cell office:value-type="float" office:value="0.445710182110133" calcext:value-type="float">
            <text:p>0.445710182110133</text:p>
          </table:table-cell>
          <table:table-cell office:value-type="string" calcext:value-type="string">
            <text:p>[ <text:s/>16 <text:s text:c="3"/>4 <text:s/>184 <text:s/>774 <text:s/>764 1125 <text:s/>166 <text:s/>234 <text:s/>192 <text:s/>444]</text:p>
          </table:table-cell>
          <table:table-cell office:value-type="string" calcext:value-type="string">
            <text:p>[0.53416053 0.02646856 0.02622813 0.01722566 0.01151893 0.0073815 0.00682747 0.0062974 <text:s/>0.00596803 0.00406354]</text:p>
          </table:table-cell>
          <table:table-cell office:value-type="float" office:value="2.73336489362505" calcext:value-type="float">
            <text:p>2.73336489362505</text:p>
          </table:table-cell>
          <table:table-cell office:value-type="string" calcext:value-type="string">
            <text:p>[('Comedy|Crime|Drama|Thriller', 0.5341605344657007), ('Crime|Mystery|Thriller', 0.026468555290361098), ('Drama|Romance', 0.02622812764495395), ('Action|Adventure|Drama|Fantasy', 0.01722565685007649), ('Adventure|Fantasy', 0.011518925630804358), ('Comedy|Romance', 0.007381500827850679), ('Action|Sci-Fi|Thriller', 0.0068274665098986866), ('Action|Crime|Thriller', 0.006297403507610068), ('Action|Crime|Drama|Thriller', 0.005968031224994333), ('Mystery|Thriller', 0.004063537712440799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0.487310886383057" calcext:value-type="float">
            <text:p>0.48731088638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23176015]</text:p>
          </table:table-cell>
          <table:table-cell office:value-type="float" office:value="3.460946637291" calcext:value-type="float">
            <text:p>3.460946637291</text:p>
          </table:table-cell>
          <table:table-cell office:value-type="string" calcext:value-type="string">
            <text:p>[ 915 <text:s/>251 <text:s/>232 <text:s/>166 <text:s/>101 <text:s/>253 4026 1992 1066 <text:s/>203]</text:p>
          </table:table-cell>
          <table:table-cell office:value-type="string" calcext:value-type="string">
            <text:p>[0.6329003 <text:s/>0.09016194 0.05990349 0.05664443 0.05425574 0.04060675 0.00826459 0.00790982 0.00638365 0.00139945]</text:p>
          </table:table-cell>
          <table:table-cell office:value-type="float" office:value="3.2291864885776" calcext:value-type="float">
            <text:p>3.2291864885776</text:p>
          </table:table-cell>
          <table:table-cell office:value-type="string" calcext:value-type="string">
            <text:p>[('Adventure|Animation|Children|Drama', 0.6329002963168883), ('Action|Drama|Western', 0.09016193766685833), ('Crime|Drama', 0.05990349401200809), ('Action|Sci-Fi|Thriller', 0.05664442745086303), ('Action|Comedy|Sci-Fi', 0.054255737919666716), ('Sci-Fi|IMAX', 0.04060674718049261), ('Adventure|Animation|Children', 0.008264594306918352), ('Action|Comedy|Crime', 0.00790982020001634), ('Action|Adventure|Sci-Fi|IMAX', 0.006383647291319497), ('Crime|Drama', 0.0013994491956179644)]</text:p>
          </table:table-cell>
          <table:table-cell office:value-type="string" calcext:value-type="string">
            <text:p>['Action|Thriller']</text:p>
          </table:table-cell>
          <table:table-cell office:value-type="float" office:value="3.70522388059701" calcext:value-type="float">
            <text:p>3.70522388059701</text:p>
          </table:table-cell>
          <table:table-cell office:value-type="float" office:value="1.06366847350068" calcext:value-type="float">
            <text:p>1.063668473500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'Documentary', 'Documentary', 'Action|Adventure|Animation|Children|Comedy|Fantasy', 'Animation|Drama|Romance', 'Sci-Fi', 'Action|Adventure|Comedy|Crime', 'Drama', 'Drama', 'Adventure|Animation|Children|Comedy', 'Comedy|Drama|Romance', 'Comedy|Crime|Drama', 'Mystery|Thriller', 'Sci-Fi|IMAX', 'Drama', 'Documentary', 'Action|Crime|Drama|IMAX', 'Action|Adventure|Sci-Fi', 'Drama|Mystery|Sci-Fi|Thriller', 'Sci-Fi|Thriller', 'Action|Adventure|Sci-Fi']</text:p>
          </table:table-cell>
          <table:table-cell office:value-type="float" office:value="0.502993106842041" calcext:value-type="float">
            <text:p>0.50299310684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81622025]</text:p>
          </table:table-cell>
          <table:table-cell office:value-type="float" office:value="0.471578241542096" calcext:value-type="float">
            <text:p>0.471578241542096</text:p>
          </table:table-cell>
          <table:table-cell office:value-type="string" calcext:value-type="string">
            <text:p>[ 16 588 <text:s text:c="2"/>4 184 774 744 234 166 192 121]</text:p>
          </table:table-cell>
          <table:table-cell office:value-type="string" calcext:value-type="string">
            <text:p>[0.64368051 0.01640247 0.01601506 0.00583181 0.00534789 0.0047246 0.0042968 <text:s/>0.00402752 0.00279714 0.00170606]</text:p>
          </table:table-cell>
          <table:table-cell office:value-type="float" office:value="2.3446420048213" calcext:value-type="float">
            <text:p>2.3446420048213</text:p>
          </table:table-cell>
          <table:table-cell office:value-type="string" calcext:value-type="string">
            <text:p>[('Comedy|Crime|Drama|Thriller', 0.6436805129349233), ('Action|Crime|Drama|Thriller', 0.016402474059418668), ('Crime|Mystery|Thriller', 0.016015057552859594), ('Drama|Romance', 0.005831805210474772), ('Action|Adventure|Drama|Fantasy', 0.005347892891233803), ('Adventure|Animation|Children|Comedy|Fantasy|Romance', 0.004724601720067802), ('Action|Crime|Thriller', 0.004296801191191893), ('Action|Sci-Fi|Thriller', 0.004027524578831037), ('Action|Crime|Drama|Thriller', 0.0027971408491051265), ('Action|Drama|War', 0.0017060620017448325)]</text:p>
          </table:table-cell>
          <table:table-cell office:value-type="string" calcext:value-type="string">
            <text:p>['Action|Comedy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  <table:table-cell office:value-type="float" office:value="0.495918273925781" calcext:value-type="float">
            <text:p>0.495918273925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45270531]</text:p>
          </table:table-cell>
          <table:table-cell office:value-type="float" office:value="2.0253177272002" calcext:value-type="float">
            <text:p>2.0253177272002</text:p>
          </table:table-cell>
          <table:table-cell office:value-type="string" calcext:value-type="string">
            <text:p>[401 875 764 809 774 794 770 <text:s/>34 232 767]</text:p>
          </table:table-cell>
          <table:table-cell office:value-type="string" calcext:value-type="string">
            <text:p>[0.62170837 0.03517945 0.03379852 0.01769349 0.01343401 0.01011862 0.00815993 0.00701688 0.00651019 0.00409379]</text:p>
          </table:table-cell>
          <table:table-cell office:value-type="float" office:value="1.57261241804196" calcext:value-type="float">
            <text:p>1.57261241804196</text:p>
          </table:table-cell>
          <table:table-cell office:value-type="string" calcext:value-type="string">
            <text:p>[('Drama|Horror|Mystery', 0.62170837388713), ('Adventure|Animation|Children|Comedy', 0.03517944827014071), ('Adventure|Fantasy', 0.03379851751654768), ('Action|Crime|IMAX', 0.01769348556509148), ('Action|Adventure|Drama|Fantasy', 0.01343401215686569), ('Action|Adventure|Animation|Children|Comedy', 0.01011861842050332), ('Action|Adventure|Comedy|Fantasy', 0.008159934725040847), ('Crime|Horror|Thriller', 0.007016881612339683), ('Crime|Drama', 0.006510194714829837), ('Action|Adventure|Sci-Fi|Thriller', 0.004093794968683385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47633136094675" calcext:value-type="float">
            <text:p>3.47633136094675</text:p>
          </table:table-cell>
          <table:table-cell office:value-type="float" office:value="0.910941572757026" calcext:value-type="float">
            <text:p>0.91094157275702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['Children|Comedy|Fantasy|Musical', 'Comedy', 'Comedy|Western', 'Adventure|Comedy|Sci-Fi', 'Comedy|Crime', 'Drama|War', 'Comedy', 'Adventure|Comedy|Drama', 'Comedy', 'Comedy|Crime', 'Action|Adventure|Crime|Thriller', 'Comedy|Romance', 'Comedy|Crime|Mystery', 'Comedy|Sci-Fi', 'Comedy|Sci-Fi', 'Action|Adventure|Children|Comedy|Fantasy', 'Action|Adventure|Sci-Fi', 'Documentary', 'Action|Adventure|Sci-Fi', 'Adventure|Comedy']</text:p>
          </table:table-cell>
          <table:table-cell office:value-type="float" office:value="0.502137899398804" calcext:value-type="float">
            <text:p>0.502137899398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6563076]</text:p>
          </table:table-cell>
          <table:table-cell office:value-type="float" office:value="0.662350007934407" calcext:value-type="float">
            <text:p>0.662350007934407</text:p>
          </table:table-cell>
          <table:table-cell office:value-type="string" calcext:value-type="string">
            <text:p>[ <text:s/>73 <text:s/>166 <text:s/>232 2265 <text:s/>192 <text:s/>875 <text:s text:c="2"/>20 <text:s/>770 <text:s text:c="2"/>15 <text:s text:c="2"/>68]</text:p>
          </table:table-cell>
          <table:table-cell office:value-type="string" calcext:value-type="string">
            <text:p>[5.96862866e-01 1.73865686e-02 1.39195186e-02 1.15473693e-02 9.27018514e-03 5.38768766e-03 4.30705177e-03 2.19490299e-03 6.47995532e-04 4.09152271e-04]</text:p>
          </table:table-cell>
          <table:table-cell office:value-type="float" office:value="2.60328075053618" calcext:value-type="float">
            <text:p>2.60328075053618</text:p>
          </table:table-cell>
          <table:table-cell office:value-type="string" calcext:value-type="string">
            <text:p>[('Action|Adventure|Sci-Fi', 0.5968628660871276), ('Action|Sci-Fi|Thriller', 0.01738656859918252), ('Crime|Drama', 0.013919518577164953), ('Comedy|Horror', 0.011547369327780502), ('Action|Crime|Drama|Thriller', 0.009270185143295558), ('Adventure|Animation|Children|Comedy', 0.005387687660728103), ('Comedy|Drama|Romance|War', 0.004307051774958565), ('Action|Adventure|Comedy|Fantasy', 0.002194902991661699), ('Action|Adventure|Sci-Fi', 0.0006479955324024741), ('Action|Adventure|Sci-Fi', 0.0004091522711438851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  <table:table-cell office:value-type="float" office:value="0.520702362060547" calcext:value-type="float">
            <text:p>0.52070236206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3340922]</text:p>
          </table:table-cell>
          <table:table-cell office:value-type="float" office:value="0.662350007934407" calcext:value-type="float">
            <text:p>0.662350007934407</text:p>
          </table:table-cell>
          <table:table-cell office:value-type="string" calcext:value-type="string">
            <text:p>[ <text:s/>73 <text:s/>166 <text:s/>232 <text:s/>192 2265 <text:s/>875 <text:s/>471 <text:s text:c="2"/>20 <text:s/>770 <text:s text:c="2"/>15]</text:p>
          </table:table-cell>
          <table:table-cell office:value-type="string" calcext:value-type="string">
            <text:p>[0.57402472 0.02198291 0.01440666 0.01408761 0.01376319 0.00912556 0.00783869 0.00508448 0.0036504 <text:s/>0.00090796]</text:p>
          </table:table-cell>
          <table:table-cell office:value-type="float" office:value="2.57105921541006" calcext:value-type="float">
            <text:p>2.57105921541006</text:p>
          </table:table-cell>
          <table:table-cell office:value-type="string" calcext:value-type="string">
            <text:p>[('Action|Adventure|Sci-Fi', 0.5740247231365735), ('Action|Sci-Fi|Thriller', 0.02198290709569218), ('Crime|Drama', 0.014406658849797398), ('Action|Crime|Drama|Thriller', 0.014087612941980155), ('Comedy|Horror', 0.01376318972104384), ('Adventure|Animation|Children|Comedy', 0.009125562277472828), ('Adventure|Animation|Children|Drama|Musical|IMAX', 0.007838685689369171), ('Comedy|Drama|Romance|War', 0.005084484576594213), ('Action|Adventure|Comedy|Fantasy', 0.0036503997441113467), ('Action|Adventure|Sci-Fi', 0.0009079561005011026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  <table:table-cell office:value-type="float" office:value="0.514261722564697" calcext:value-type="float">
            <text:p>0.51426172256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23060561]</text:p>
          </table:table-cell>
          <table:table-cell office:value-type="float" office:value="0.309292175083571" calcext:value-type="float">
            <text:p>0.309292175083571</text:p>
          </table:table-cell>
          <table:table-cell office:value-type="string" calcext:value-type="string">
            <text:p>[ 166 <text:s/>147 1159 <text:s/>192 <text:s text:c="2"/>16 <text:s text:c="2"/>67 1027 <text:s/>292 <text:s/>121 1021]</text:p>
          </table:table-cell>
          <table:table-cell office:value-type="string" calcext:value-type="string">
            <text:p>[4.91581722e-01 1.58331416e-02 1.09306833e-02 1.03303531e-02 8.17230972e-03 5.62127286e-03 5.19378015e-03 3.11705871e-03 1.33145745e-03 4.58714369e-04]</text:p>
          </table:table-cell>
          <table:table-cell office:value-type="float" office:value="1.92131343329382" calcext:value-type="float">
            <text:p>1.92131343329382</text:p>
          </table:table-cell>
          <table:table-cell office:value-type="string" calcext:value-type="string">
            <text:p>[('Action|Sci-Fi|Thriller', 0.4915817219310843), ('Crime|Drama', 0.01583314157671674), ('Comedy|Crime|Drama', 0.010930683341755088), ('Action|Crime|Drama|Thriller', 0.010330353089683735), ('Comedy|Crime|Drama|Thriller', 0.00817230971887412), ('Adventure|Comedy|Fantasy', 0.0056212728645927265), ('Crime|Drama', 0.005193780154119361), ('Mystery|Sci-Fi|Thriller', 0.0031170587145795342), ('Action|Drama|War', 0.001331457450497874), ('Comedy|Crime|Thriller', 0.00045871436888502906)]</text:p>
          </table:table-cell>
          <table:table-cell office:value-type="string" calcext:value-type="string">
            <text:p>['Action|Adventure|Comedy|Crime|Thriller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  <table:table-cell office:value-type="float" office:value="0.499539613723755" calcext:value-type="float">
            <text:p>0.49953961372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55787181]</text:p>
          </table:table-cell>
          <table:table-cell office:value-type="float" office:value="2.37490933754944" calcext:value-type="float">
            <text:p>2.37490933754944</text:p>
          </table:table-cell>
          <table:table-cell office:value-type="string" calcext:value-type="string">
            <text:p>[ <text:s/>20 <text:s text:c="3"/>0 1255 1052 <text:s/>875 1296 2126 1178 <text:s/>471 <text:s text:c="2"/>27]</text:p>
          </table:table-cell>
          <table:table-cell office:value-type="string" calcext:value-type="string">
            <text:p>[0.35188495 0.21305219 0.15497657 0.09769886 0.09322128 0.03500163 0.02526338 0.0091704 <text:s/>0.00750527 0.00624944]</text:p>
          </table:table-cell>
          <table:table-cell office:value-type="float" office:value="0.817037527626529" calcext:value-type="float">
            <text:p>0.817037527626529</text:p>
          </table:table-cell>
          <table:table-cell office:value-type="string" calcext:value-type="string">
            <text:p>[('Comedy|Drama|Romance|War', 0.3518849468672095), ('Adventure|Animation|Children|Comedy|Fantasy', 0.2130521867562254), ('Adventure|Comedy|Drama', 0.15497656651249905), ('Animation|Children|Drama', 0.09769886230379775), ('Adventure|Animation|Children|Comedy', 0.09322128453933547), ('Comedy|Crime', 0.03500163016252835), ('Comedy|Romance', 0.025263384913243765), ('Comedy|Romance', 0.009170404873455305), ('Adventure|Animation|Children|Drama|Musical|IMAX', 0.0075052681439982324), ('Comedy|Drama', 0.006249444233761985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27857142857143" calcext:value-type="float">
            <text:p>3.27857142857143</text:p>
          </table:table-cell>
          <table:table-cell office:value-type="float" office:value="1.17149390061736" calcext:value-type="float">
            <text:p>1.1714939006173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'Animation|Children|Comedy|Crime', 'Comedy', 'Action|Adventure|Thriller|IMAX', 'Comedy|Drama', 'Action|Adventure|Crime|IMAX', 'Action|Crime|IMAX', 'Comedy|Romance', 'Comedy|Romance', 'Action|Adventure|Thriller', 'Drama|Romance', 'Action|Adventure|Crime', 'Drama', 'Action|Adventure|Drama|War', 'Drama|Romance', 'Adventure|Animation|Children|Comedy|Fantasy|Romance', 'Comedy|Romance', 'Drama|Fantasy|Romance|Thriller', 'Comedy|Drama', 'Adventure|Animation|Comedy|Fantasy|Musical|Romance', 'Comedy|Romance']</text:p>
          </table:table-cell>
          <table:table-cell office:value-type="float" office:value="0.493644714355469" calcext:value-type="float">
            <text:p>0.493644714355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02262503]</text:p>
          </table:table-cell>
          <table:table-cell office:value-type="float" office:value="0.915112079801359" calcext:value-type="float">
            <text:p>0.915112079801359</text:p>
          </table:table-cell>
          <table:table-cell office:value-type="string" calcext:value-type="string">
            <text:p>[ <text:s/>7 <text:s/>87 <text:s/>16 232 <text:s/>68 <text:s/>25 <text:s/>10 144 <text:s/>18 222]</text:p>
          </table:table-cell>
          <table:table-cell office:value-type="string" calcext:value-type="string">
            <text:p>[0.79777468 0.03700494 0.03509952 0.02962489 0.02355001 0.02000866 0.01829762 0.01602571 0.0120322 <text:s/>0.00558728]</text:p>
          </table:table-cell>
          <table:table-cell office:value-type="float" office:value="1.10751295069371" calcext:value-type="float">
            <text:p>1.10751295069371</text:p>
          </table:table-cell>
          <table:table-cell office:value-type="string" calcext:value-type="string">
            <text:p>[('Action|Drama|War', 0.7977746762252144), ('Comedy|Fantasy', 0.03700494337289399), ('Comedy|Crime|Drama|Thriller', 0.03509952042646975), ('Crime|Drama', 0.02962488553095541), ('Action|Adventure|Sci-Fi', 0.023550006303326754), ('Thriller', 0.020008660384703288), ('Action|Romance|Western', 0.01829761735182122), ('Crime|Drama|Thriller', 0.01602571133919105), ('Comedy', 0.012032201796633652), ('Comedy|Western', 0.005587277972143929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2.76182707993475" calcext:value-type="float">
            <text:p>2.76182707993475</text:p>
          </table:table-cell>
          <table:table-cell office:value-type="float" office:value="0.873038938446153" calcext:value-type="float">
            <text:p>0.873038938446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'Comedy|Musical|Romance', 'Comedy|Crime', 'Action|Adventure|Mystery|Thriller', 'Action|Adventure|Fantasy', 'Adventure|Animation|Children|Comedy|Fantasy', 'Comedy|Drama', 'Action|Adventure|Thriller', 'Adventure|Comedy|Sci-Fi', 'Comedy|Horror', 'Action|Comedy|Sci-Fi', 'Action|Adventure|Sci-Fi', 'Comedy|Drama', 'Action|Comedy|Crime|Drama|Sci-Fi', 'Comedy|Crime|Drama|Thriller', 'Action|Adventure', 'Action|Adventure|Sci-Fi', 'Action|Adventure', 'Action|Adventure|Sci-Fi', 'Action|Drama', 'Comedy|Drama']</text:p>
          </table:table-cell>
          <table:table-cell office:value-type="float" office:value="0.491616249084473" calcext:value-type="float">
            <text:p>0.49161624908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4985445]</text:p>
          </table:table-cell>
          <table:table-cell office:value-type="float" office:value="0.50733632793368" calcext:value-type="float">
            <text:p>0.50733632793368</text:p>
          </table:table-cell>
          <table:table-cell office:value-type="string" calcext:value-type="string">
            <text:p>[ <text:s/>16 <text:s/>192 1078 <text:s text:c="2"/>34 <text:s text:c="2"/>20 <text:s/>238 <text:s/>961 <text:s/>764 <text:s text:c="2"/>68 1250]</text:p>
          </table:table-cell>
          <table:table-cell office:value-type="string" calcext:value-type="string">
            <text:p>[0.64567142 0.01659325 0.00953781 0.0075144 <text:s/>0.00403374 0.00395018 0.00287168 0.00213006 0.00199074 0.0012033 ]</text:p>
          </table:table-cell>
          <table:table-cell office:value-type="float" office:value="2.9425181223218" calcext:value-type="float">
            <text:p>2.9425181223218</text:p>
          </table:table-cell>
          <table:table-cell office:value-type="string" calcext:value-type="string">
            <text:p>[('Comedy|Crime|Drama|Thriller', 0.6456714191536009), ('Action|Crime|Drama|Thriller', 0.016593250196704046), ('Action|Thriller', 0.009537806542097826), ('Crime|Horror|Thriller', 0.007514396952516045), ('Comedy|Drama|Romance|War', 0.004033744181773525), ('Action|Crime|Drama|IMAX', 0.003950183716553534), ('Comedy|Drama', 0.002871683115944108), ('Adventure|Fantasy', 0.002130061850220649), ('Action|Adventure|Sci-Fi', 0.001990735876642096), ('Action|Sci-Fi|Thriller|IMAX', 0.0012032997310416434)]</text:p>
          </table:table-cell>
          <table:table-cell office:value-type="string" calcext:value-type="string">
            <text:p>['Adventure|Comedy']</text:p>
          </table:table-cell>
          <table:table-cell office:value-type="float" office:value="3.92466765140325" calcext:value-type="float">
            <text:p>3.92466765140325</text:p>
          </table:table-cell>
          <table:table-cell office:value-type="float" office:value="0.917302939464236" calcext:value-type="float">
            <text:p>0.91730293946423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['Drama|Thriller', 'Action|Crime|Drama|IMAX', 'Crime|Thriller', 'Comedy|Crime|Drama', 'Drama|Romance', 'Drama|War', 'Drama|Sci-Fi|Thriller', 'Comedy|Western', 'Drama|War', 'Drama|War', 'Action|Crime|Drama|Sci-Fi|Thriller', 'Horror|Thriller', 'Adventure|Drama', 'Action|Crime|Thriller', 'Crime|Drama', 'Action|Horror|Thriller', 'Drama|Romance|War', 'Crime|Horror', 'Drama|Sci-Fi', 'Action|Drama|Horror|Thriller']</text:p>
          </table:table-cell>
          <table:table-cell office:value-type="float" office:value="0.509738206863403" calcext:value-type="float">
            <text:p>0.509738206863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46378358]</text:p>
          </table:table-cell>
          <table:table-cell office:value-type="float" office:value="3.3070987375356" calcext:value-type="float">
            <text:p>3.3070987375356</text:p>
          </table:table-cell>
          <table:table-cell office:value-type="string" calcext:value-type="string">
            <text:p>[1000 <text:s text:c="2"/>10 <text:s/>219 1138 1008 1013 <text:s/>265 1114 1101 <text:s/>987]</text:p>
          </table:table-cell>
          <table:table-cell office:value-type="string" calcext:value-type="string">
            <text:p>[0.412181 <text:s text:c="2"/>0.28428011 0.10229932 0.08788205 0.01644925 0.01364658 0.0103913 <text:s/>0.00510248 0.00225858 0.00155287]</text:p>
          </table:table-cell>
          <table:table-cell office:value-type="float" office:value="2.84331515730951" calcext:value-type="float">
            <text:p>2.84331515730951</text:p>
          </table:table-cell>
          <table:table-cell office:value-type="string" calcext:value-type="string">
            <text:p>[('Comedy|Romance', 0.4121810027875185), ('Action|Romance|Western', 0.2842801066556747), ('Action|Adventure|Drama', 0.10229931810748814), ('Comedy|Crime', 0.08788205088076012), ('Comedy|Drama|Romance', 0.016449246202130823), ('Action|Adventure|Comedy|Western', 0.013646576949034138), ('Drama', 0.010391297586189369), ('Action|Thriller', 0.005102481882663476), ('Drama', 0.002258582728352963), ('Drama|Romance', 0.001552873678030601)]</text:p>
          </table:table-cell>
          <table:table-cell office:value-type="string" calcext:value-type="string">
            <text:p>['Action|Adventure|Comedy']</text:p>
          </table:table-cell>
          <table:table-cell office:value-type="float" office:value="3.66463414634146" calcext:value-type="float">
            <text:p>3.66463414634146</text:p>
          </table:table-cell>
          <table:table-cell office:value-type="float" office:value="1.00775916006141" calcext:value-type="float">
            <text:p>1.00775916006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'Comedy|Drama', 'Action|Comedy', 'Comedy|Drama|Romance', 'Comedy', 'Comedy', 'Action|Western', 'Comedy', 'Action|Comedy', 'Comedy', 'Comedy|Drama|Romance', 'Drama', 'Comedy', 'Crime|Mystery|Romance|Thriller', 'Crime|Drama|Thriller', 'Children|Drama', 'Crime|Drama|Film-Noir', 'Crime|Thriller|War', 'Comedy|Romance', 'Drama|Sci-Fi', 'Drama|Film-Noir|Romance']</text:p>
          </table:table-cell>
          <table:table-cell office:value-type="float" office:value="0.4920814037323" calcext:value-type="float">
            <text:p>0.492081403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1120152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 192 2265 <text:s text:c="2"/>68 1194 <text:s text:c="2"/>15 <text:s/>166 1133 <text:s text:c="2"/>73 <text:s/>770 <text:s/>232]</text:p>
          </table:table-cell>
          <table:table-cell office:value-type="string" calcext:value-type="string">
            <text:p>[0.58401643 0.02563827 0.01722109 0.01129511 0.0096391 <text:s/>0.00613232 0.00594738 0.00515393 0.00382056 0.00347957]</text:p>
          </table:table-cell>
          <table:table-cell office:value-type="float" office:value="2.10516344465477" calcext:value-type="float">
            <text:p>2.10516344465477</text:p>
          </table:table-cell>
          <table:table-cell office:value-type="string" calcext:value-type="string">
            <text:p>[('Action|Crime|Drama|Thriller', 0.5840164275412446), ('Comedy|Horror', 0.025638270877772422), ('Action|Adventure|Sci-Fi', 0.017221094691559673), ('Comedy', 0.01129510520642818), ('Action|Adventure|Sci-Fi', 0.009639098711355319), ('Action|Sci-Fi|Thriller', 0.006132319813922836), ('Adventure|Animation|Children|Comedy|Fantasy|IMAX', 0.005947377990858305), ('Action|Adventure|Sci-Fi', 0.005153926450779564), ('Action|Adventure|Comedy|Fantasy', 0.0038205607590708623), ('Crime|Drama', 0.003479573994653621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0.480532169342041" calcext:value-type="float">
            <text:p>0.48053216934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31122811]</text:p>
          </table:table-cell>
          <table:table-cell office:value-type="float" office:value="3.96793748231016" calcext:value-type="float">
            <text:p>3.96793748231016</text:p>
          </table:table-cell>
          <table:table-cell office:value-type="string" calcext:value-type="string">
            <text:p>[ 192 <text:s text:c="2"/>20 1146 1915 <text:s/>764 <text:s/>753 <text:s/>875 <text:s text:c="2"/>16 1132 <text:s/>774]</text:p>
          </table:table-cell>
          <table:table-cell office:value-type="string" calcext:value-type="string">
            <text:p>[0.75516661 0.03688771 0.02527215 0.01847559 0.01468939 0.00847726 0.00831087 0.00622293 0.00544082 0.00512913]</text:p>
          </table:table-cell>
          <table:table-cell office:value-type="float" office:value="3.65670937045161" calcext:value-type="float">
            <text:p>3.65670937045161</text:p>
          </table:table-cell>
          <table:table-cell office:value-type="string" calcext:value-type="string">
            <text:p>[('Action|Crime|Drama|Thriller', 0.7551666070284327), ('Comedy|Drama|Romance|War', 0.036887713025379895), ('Action|Adventure|Crime|Drama|Thriller', 0.02527215150362893), ('Crime|Drama|Romance', 0.018475590512920814), ('Adventure|Fantasy', 0.01468939004670533), ('Adventure|Fantasy', 0.008477264718208682), ('Adventure|Animation|Children|Comedy', 0.008310870420710973), ('Comedy|Crime|Drama|Thriller', 0.0062229338836562965), ('Drama|Fantasy|Thriller', 0.0054408217849074335), ('Action|Adventure|Drama|Fantasy', 0.005129132590756162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4.11904761904762" calcext:value-type="float">
            <text:p>4.11904761904762</text:p>
          </table:table-cell>
          <table:table-cell office:value-type="float" office:value="0.73847916282242" calcext:value-type="float">
            <text:p>0.738479162822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Action|Adventure|Drama|Fantasy', 'Comedy|Drama|Romance|War', 'Action|Sci-Fi|Thriller', 'Adventure|Fantasy', 'Crime|Drama', 'Drama', 'Action|Crime|Thriller', 'Action|Adventure', 'Drama|War', 'Adventure|Fantasy', 'Action|Adventure|Animation|Children|Comedy', 'Action|Drama|War', 'Adventure|Animation|Children|Comedy|Fantasy|IMAX', 'Documentary', 'Adventure|Animation|Children|Comedy', 'Action|Sci-Fi|Thriller', 'Action|Sci-Fi', 'Adventure|Fantasy|IMAX', 'Action|Drama|War', 'Action|Adventure']</text:p>
          </table:table-cell>
          <table:table-cell office:value-type="float" office:value="0.471627950668335" calcext:value-type="float">
            <text:p>0.47162795066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5427675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 192 2265 <text:s text:c="2"/>68 1194 <text:s text:c="2"/>15 <text:s/>166 1133 <text:s/>232 <text:s/>770 <text:s text:c="2"/>73]</text:p>
          </table:table-cell>
          <table:table-cell office:value-type="string" calcext:value-type="string">
            <text:p>[0.5877793 <text:s/>0.02540324 0.01729673 0.01343971 0.00940777 0.00806538 0.0078161 <text:s/>0.00598473 0.00500408 0.00485432]</text:p>
          </table:table-cell>
          <table:table-cell office:value-type="float" office:value="2.14823868027978" calcext:value-type="float">
            <text:p>2.14823868027978</text:p>
          </table:table-cell>
          <table:table-cell office:value-type="string" calcext:value-type="string">
            <text:p>[('Action|Crime|Drama|Thriller', 0.5877792978554066), ('Comedy|Horror', 0.025403241627307897), ('Action|Adventure|Sci-Fi', 0.017296729135774014), ('Comedy', 0.013439714160675627), ('Action|Adventure|Sci-Fi', 0.009407765752222803), ('Action|Sci-Fi|Thriller', 0.008065375329914418), ('Adventure|Animation|Children|Comedy|Fantasy|IMAX', 0.00781609929290036), ('Crime|Drama', 0.005984734907709432), ('Action|Adventure|Comedy|Fantasy', 0.005004076409349407), ('Action|Adventure|Sci-Fi', 0.0048543216252885015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  <table:table-cell office:value-type="float" office:value="0.504136323928833" calcext:value-type="float">
            <text:p>0.504136323928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43661709]</text:p>
          </table:table-cell>
          <table:table-cell office:value-type="float" office:value="3.75215593750039" calcext:value-type="float">
            <text:p>3.75215593750039</text:p>
          </table:table-cell>
          <table:table-cell office:value-type="string" calcext:value-type="string">
            <text:p>[1514 1125 <text:s/>758 <text:s text:c="2"/>70 <text:s/>431 <text:s/>756 <text:s/>726 <text:s/>360 <text:s/>105 <text:s/>332]</text:p>
          </table:table-cell>
          <table:table-cell office:value-type="string" calcext:value-type="string">
            <text:p>[0.32114205 0.20290295 0.12474774 0.10973363 0.08641391 0.06275355 0.06252684 0.04308646 0.01262939 0.0123339 ]</text:p>
          </table:table-cell>
          <table:table-cell office:value-type="float" office:value="3.31553884401499" calcext:value-type="float">
            <text:p>3.31553884401499</text:p>
          </table:table-cell>
          <table:table-cell office:value-type="string" calcext:value-type="string">
            <text:p>[('Comedy', 0.3211420492456824), ('Comedy|Romance', 0.20290294874415812), ('Action|Crime|Mystery|Sci-Fi|Thriller', 0.12474774099582941), ('Action|Adventure', 0.10973362690541384), ('Action|Drama|Romance', 0.08641391146848593), ('Action|Adventure|Sci-Fi|Thriller', 0.06275355321882557), ('Drama|Sci-Fi', 0.06252684004546574), ('Action|Western', 0.04308645649186759), ('Drama|Mystery|Thriller', 0.012629387653447474), ('Mystery|Thriller', 0.012333898752658034)]</text:p>
          </table:table-cell>
          <table:table-cell office:value-type="string" calcext:value-type="string">
            <text:p>['Action|Sci-Fi']</text:p>
          </table:table-cell>
          <table:table-cell office:value-type="float" office:value="3.82183908045977" calcext:value-type="float">
            <text:p>3.82183908045977</text:p>
          </table:table-cell>
          <table:table-cell office:value-type="float" office:value="0.591981921003131" calcext:value-type="float">
            <text:p>0.5919819210031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'Crime|Drama|Mystery', 'Comedy|Drama|Romance', 'Drama|Romance', 'Comedy|Crime|Drama', 'Comedy|Drama|War', 'Drama', 'Crime|Drama|Thriller', 'Comedy|Drama|Romance', 'Comedy|Romance', 'Documentary|Musical', 'Comedy|Drama|Romance', 'Comedy|Drama|Romance', 'Crime|Drama|Thriller', 'Drama|Romance', 'Crime|Romance|Thriller', 'Adventure|Animation|Children|Comedy|Fantasy|Romance', 'Comedy|Crime|Drama', 'Crime|Drama', 'Drama|Romance', 'Documentary|IMAX']</text:p>
          </table:table-cell>
          <table:table-cell office:value-type="float" office:value="0.508029460906982" calcext:value-type="float">
            <text:p>0.50802946090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2503173]</text:p>
          </table:table-cell>
          <table:table-cell office:value-type="float" office:value="2.90529112209673" calcext:value-type="float">
            <text:p>2.90529112209673</text:p>
          </table:table-cell>
          <table:table-cell office:value-type="string" calcext:value-type="string">
            <text:p>[232 <text:s text:c="2"/>7 <text:s/>16 465 530 472 322 <text:s/>13 464 633]</text:p>
          </table:table-cell>
          <table:table-cell office:value-type="string" calcext:value-type="string">
            <text:p>[0.28525963 0.15522004 0.04753126 0.04370806 0.04163346 0.03924519 0.03701141 0.02188021 0.02025801 0.00972919]</text:p>
          </table:table-cell>
          <table:table-cell office:value-type="float" office:value="1.65497382072031" calcext:value-type="float">
            <text:p>1.65497382072031</text:p>
          </table:table-cell>
          <table:table-cell office:value-type="string" calcext:value-type="string">
            <text:p>[('Crime|Drama', 0.2852596261537601), ('Action|Drama|War', 0.15522004460724517), ('Comedy|Crime|Drama|Thriller', 0.04753126086242806), ('Drama|Horror', 0.04370805532046885), ('Drama|Thriller|War', 0.041633455430573445), ('Action|Adventure|Comedy|Romance|Thriller', 0.039245194647376386), ('Adventure|Animation|Children|Comedy|Musical', 0.03701140515179213), ('Adventure|Comedy', 0.021880213903165573), ('Action|Adventure|Comedy|Crime', 0.02025801320278843), ('Action|Adventure|Thriller', 0.009729186908581662)]</text:p>
          </table:table-cell>
          <table:table-cell office:value-type="string" calcext:value-type="string">
            <text:p>['Comedy']</text:p>
          </table:table-cell>
          <table:table-cell office:value-type="float" office:value="3.48" calcext:value-type="float">
            <text:p>3.48</text:p>
          </table:table-cell>
          <table:table-cell office:value-type="float" office:value="0.741350119714026" calcext:value-type="float">
            <text:p>0.7413501197140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'Drama|Horror|Mystery|Thriller', 'Action|Crime|Thriller', 'Action|Comedy|Sci-Fi', 'Drama|Horror', 'Action|Horror|Sci-Fi', 'Action|Adventure|Animation|Horror|Sci-Fi', 'Comedy|Crime|Drama|Thriller', 'Adventure|Children|Fantasy', 'Crime|Horror|Thriller', 'Action|Children', 'Action|Crime|Thriller', 'Action|Adventure|Comedy|Crime', 'Horror', 'Action|Crime|Thriller', 'Action|Crime|Thriller', 'Action|Crime|Thriller', 'Adventure|Children', 'Comedy', 'Action|Adventure|Thriller', 'Action|Adventure|Sci-Fi']</text:p>
          </table:table-cell>
          <table:table-cell office:value-type="float" office:value="0.477572441101074" calcext:value-type="float">
            <text:p>0.47757244110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11662421]</text:p>
          </table:table-cell>
          <table:table-cell office:value-type="float" office:value="3.76839414433671" calcext:value-type="float">
            <text:p>3.76839414433671</text:p>
          </table:table-cell>
          <table:table-cell office:value-type="string" calcext:value-type="string">
            <text:p>[ 20 <text:s/>27 621 <text:s/>26 <text:s/>25 <text:s/>28 478 <text:s/>34 <text:s/>16 480]</text:p>
          </table:table-cell>
          <table:table-cell office:value-type="string" calcext:value-type="string">
            <text:p>[0.38278468 0.07844002 0.07540583 0.05838851 0.04875242 0.03616317 0.02468594 0.02223743 0.01881168 0.01610921]</text:p>
          </table:table-cell>
          <table:table-cell office:value-type="float" office:value="2.65176993122932" calcext:value-type="float">
            <text:p>2.65176993122932</text:p>
          </table:table-cell>
          <table:table-cell office:value-type="string" calcext:value-type="string">
            <text:p>[('Comedy|Drama|Romance|War', 0.3827846791292237), ('Comedy|Drama', 0.07844002037820745), ('Action|Romance|Thriller', 0.07540582504514841), ('Action|Adventure|Sci-Fi|Thriller', 0.058388511159960715), ('Thriller', 0.04875241702134189), ('Drama|War', 0.03616316737963218), ('Action|Sci-Fi', 0.024685935473302223), ('Crime|Horror|Thriller', 0.022237431452664096), ('Comedy|Crime|Drama|Thriller', 0.018811683477897412), ('Comedy|Romance', 0.016109212581982387)]</text:p>
          </table:table-cell>
          <table:table-cell office:value-type="string" calcext:value-type="string">
            <text:p>['Comedy']</text:p>
          </table:table-cell>
          <table:table-cell office:value-type="float" office:value="4" calcext:value-type="float">
            <text:p>4</text:p>
          </table:table-cell>
          <table:table-cell office:value-type="float" office:value="0.972344869608795" calcext:value-type="float">
            <text:p>0.9723448696087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'Adventure|Animation|Children|Comedy|Fantasy', 'Crime|Horror|Thriller', 'Comedy|Romance', 'Adventure|Drama|Sci-Fi', 'Comedy|Drama|Romance', 'Action|Sci-Fi', 'Adventure|Animation|Children|Drama|Musical|IMAX', 'Adventure|Animation|Children|Comedy|Musical', 'Drama|Romance', 'Comedy|Romance', 'Comedy|Drama', 'Comedy|Drama', 'Mystery|Sci-Fi|Thriller', 'Comedy|Crime|Thriller', 'Comedy', 'Comedy', 'Animation|Children|Fantasy|Musical|Romance|IMAX', 'Comedy', 'Comedy|Drama', 'Comedy|Crime|Drama|Thriller']</text:p>
          </table:table-cell>
          <table:table-cell office:value-type="float" office:value="0.503143548965454" calcext:value-type="float">
            <text:p>0.503143548965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3572827]</text:p>
          </table:table-cell>
          <table:table-cell office:value-type="float" office:value="3.54750714938784" calcext:value-type="float">
            <text:p>3.54750714938784</text:p>
          </table:table-cell>
          <table:table-cell office:value-type="string" calcext:value-type="string">
            <text:p>[ <text:s/>68 1184 <text:s/>428 <text:s text:c="2"/>70 <text:s/>422 2308 <text:s/>232 <text:s/>192 1129 1124]</text:p>
          </table:table-cell>
          <table:table-cell office:value-type="string" calcext:value-type="string">
            <text:p>[0.55796317 0.02082404 0.0199144 <text:s/>0.01816188 0.01158444 0.00909703 0.00857906 0.00460337 0.00389078 0.00080813]</text:p>
          </table:table-cell>
          <table:table-cell office:value-type="float" office:value="0.511778879850327" calcext:value-type="float">
            <text:p>0.511778879850327</text:p>
          </table:table-cell>
          <table:table-cell office:value-type="string" calcext:value-type="string">
            <text:p>[('Action|Adventure|Sci-Fi', 0.5579631669141505), ('Action|Crime|Drama|Thriller', 0.020824039383058303), ('Drama', 0.019914400131335483), ('Action|Adventure', 0.01816188487079583), ('Comedy|Drama|Romance', 0.011584443713194727), ('Crime|Drama|Film-Noir|Mystery', 0.009097029091652943), ('Crime|Drama', 0.008579062304089717), ('Action|Crime|Drama|Thriller', 0.004603369875558929), ('Drama|Romance|Sci-Fi', 0.0038907819746632774), ('Drama|Mystery|Sci-Fi|Thriller', 0.0008081344175103883)]</text:p>
          </table:table-cell>
          <table:table-cell office:value-type="string" calcext:value-type="string">
            <text:p>['Action|Comedy|Crime|Fantasy']</text:p>
          </table:table-cell>
          <table:table-cell office:value-type="float" office:value="4.02688172043011" calcext:value-type="float">
            <text:p>4.02688172043011</text:p>
          </table:table-cell>
          <table:table-cell office:value-type="float" office:value="0.750264916407069" calcext:value-type="float">
            <text:p>0.7502649164070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'Action|Crime|Thriller', 'Comedy|Drama|Romance', 'Action|Sci-Fi|Thriller', 'Comedy|Crime|Thriller', 'Drama|War', 'Action|Adventure|Sci-Fi', 'Comedy|Crime', 'Action|Mystery|Thriller', 'Action|Horror|Sci-Fi', 'Crime|Drama', 'Drama|Sci-Fi|Thriller', 'Drama|Romance', 'Action|Sci-Fi|Thriller', 'Crime|Drama', 'Comedy|Crime|Thriller', 'Mystery|Sci-Fi|Thriller', 'Drama|Fantasy|Mystery|Romance', 'Crime|Drama', 'Comedy|Romance', 'Action|Crime|Thriller']</text:p>
          </table:table-cell>
          <table:table-cell office:value-type="float" office:value="0.491934776306152" calcext:value-type="float">
            <text:p>0.49193477630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8252684]</text:p>
          </table:table-cell>
          <table:table-cell office:value-type="float" office:value="0.217334089487838" calcext:value-type="float">
            <text:p>0.217334089487838</text:p>
          </table:table-cell>
          <table:table-cell office:value-type="string" calcext:value-type="string">
            <text:p>[ <text:s/>73 <text:s/>166 <text:s/>192 <text:s text:c="2"/>26 <text:s text:c="3"/>4 2265 <text:s text:c="2"/>85 <text:s text:c="2"/>15 <text:s text:c="2"/>68 1124]</text:p>
          </table:table-cell>
          <table:table-cell office:value-type="string" calcext:value-type="string">
            <text:p>[0.56908524 0.01979313 0.01555113 0.01052735 0.00692391 0.00488355 0.00353567 0.00283863 0.00268462 0.00189876]</text:p>
          </table:table-cell>
          <table:table-cell office:value-type="float" office:value="2.60793431549285" calcext:value-type="float">
            <text:p>2.60793431549285</text:p>
          </table:table-cell>
          <table:table-cell office:value-type="string" calcext:value-type="string">
            <text:p>[('Action|Adventure|Sci-Fi', 0.5690852438648063), ('Action|Sci-Fi|Thriller', 0.019793132762467), ('Action|Crime|Drama|Thriller', 0.015551132897165695), ('Action|Adventure|Sci-Fi|Thriller', 0.010527354206403376), ('Crime|Mystery|Thriller', 0.006923907334572828), ('Comedy|Horror', 0.0048835524130805075), ('Adventure|Comedy|Sci-Fi', 0.003535674027289245), ('Action|Adventure|Sci-Fi', 0.0028386329292670407), ('Action|Adventure|Sci-Fi', 0.002684619255056392), ('Drama|Mystery|Sci-Fi|Thriller', 0.001898757635411363)]</text:p>
          </table:table-cell>
          <table:table-cell office:value-type="string" calcext:value-type="string">
            <text:p>['Drama|Fantasy|Romance|Thriller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0.489288806915283" calcext:value-type="float">
            <text:p>0.489288806915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58529677]</text:p>
          </table:table-cell>
          <table:table-cell office:value-type="float" office:value="3.33074477153349" calcext:value-type="float">
            <text:p>3.33074477153349</text:p>
          </table:table-cell>
          <table:table-cell office:value-type="string" calcext:value-type="string">
            <text:p>[ <text:s/>28 1101 <text:s/>184 <text:s/>192 <text:s/>232 2602 1178 <text:s/>399 <text:s/>194 3505]</text:p>
          </table:table-cell>
          <table:table-cell office:value-type="string" calcext:value-type="string">
            <text:p>[0.30677981 0.27579603 0.21661858 0.08068246 0.0543455 <text:s/>0.04353641 0.02707005 0.01099477 0.004865 <text:s text:c="2"/>0.00074908]</text:p>
          </table:table-cell>
          <table:table-cell office:value-type="float" office:value="1.745448006226" calcext:value-type="float">
            <text:p>1.745448006226</text:p>
          </table:table-cell>
          <table:table-cell office:value-type="string" calcext:value-type="string">
            <text:p>[('Drama|War', 0.30677980534203325), ('Drama', 0.2757960308277745), ('Drama|Romance', 0.21661857834236525), ('Action|Crime|Drama|Thriller', 0.08068246000111556), ('Crime|Drama', 0.05434549589886541), ('Crime|Drama|Thriller', 0.043536413102238804), ('Comedy|Romance', 0.027070049285239792), ('Action|Adventure|Comedy', 0.010994767460846079), ('Adventure|Animation|Children|Comedy|Crime|Fantasy|Mystery', 0.004865000363468145), ('Drama', 0.0007490812052402435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3.55737704918033" calcext:value-type="float">
            <text:p>3.55737704918033</text:p>
          </table:table-cell>
          <table:table-cell office:value-type="float" office:value="1.04841160362751" calcext:value-type="float">
            <text:p>1.048411603627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Comedy|Drama', 'Comedy|Drama', 'Drama|Mystery|Thriller', 'Comedy|Drama', 'Drama', 'Comedy|Drama|Fantasy', 'Action|Crime|Drama|Thriller', 'Drama', 'Comedy', 'Action|Adventure|Drama', 'Adventure|Comedy|Sci-Fi', 'Thriller', 'Drama', 'Drama|Horror|Mystery', 'Action|Adventure|Sci-Fi', 'Action|Adventure|Sci-Fi|Thriller', 'Drama', 'Horror|Thriller', 'Comedy|Drama|Romance', 'Drama']</text:p>
          </table:table-cell>
          <table:table-cell office:value-type="float" office:value="0.497832536697388" calcext:value-type="float">
            <text:p>0.497832536697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80708961]</text:p>
          </table:table-cell>
          <table:table-cell office:value-type="float" office:value="1.76249108026089" calcext:value-type="float">
            <text:p>1.76249108026089</text:p>
          </table:table-cell>
          <table:table-cell office:value-type="string" calcext:value-type="string">
            <text:p>[ 244 <text:s/>234 <text:s/>240 <text:s text:c="2"/>28 1101 1229 <text:s/>754 1047 1147 3238]</text:p>
          </table:table-cell>
          <table:table-cell office:value-type="string" calcext:value-type="string">
            <text:p>[9.01487268e-01 2.40806227e-02 2.32941803e-02 1.20840877e-02 4.39855590e-03 2.51307642e-03 8.52848043e-04 2.37481261e-04 1.09795768e-04 0.00000000e+00]</text:p>
          </table:table-cell>
          <table:table-cell office:value-type="float" office:value="3.04459853000286" calcext:value-type="float">
            <text:p>3.04459853000286</text:p>
          </table:table-cell>
          <table:table-cell office:value-type="string" calcext:value-type="string">
            <text:p>[('Action|Crime|Drama|Mystery|Sci-Fi|Thriller|IMAX', 0.901487268214061), ('Action|Crime|Thriller', 0.024080622675926963), ('Action|Drama|War', 0.023294180329541808), ('Drama|War', 0.01208408771492037), ('Drama', 0.004398555895352376), ('Drama|Mystery|Thriller', 0.0025130764240084364), ('Drama|Romance', 0.0008528480427576027), ('Action|Drama|Thriller', 0.0002374812608755113), ('Crime|Drama|Mystery', 0.00010979576758117859), ('Animation|Comedy|Fantasy', 0.0)]</text:p>
          </table:table-cell>
          <table:table-cell office:value-type="string" calcext:value-type="string">
            <text:p>['Adventure|Fantasy']</text:p>
          </table:table-cell>
          <table:table-cell office:value-type="float" office:value="4.00943396226415" calcext:value-type="float">
            <text:p>4.00943396226415</text:p>
          </table:table-cell>
          <table:table-cell office:value-type="float" office:value="1.14467827744155" calcext:value-type="float">
            <text:p>1.1446782774415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['Crime|Drama|Thriller', 'Action|Crime|Thriller', 'Comedy|Romance', 'Drama', 'Action|Romance|Sci-Fi|Thriller', 'Comedy', 'Crime|Thriller', 'Drama|Romance', 'Crime|Drama', 'Children|Comedy|Fantasy', 'Drama|Mystery|Thriller', 'Comedy|Crime|Mystery', 'Comedy|Drama', 'Action|Crime|Drama|IMAX', 'Crime|Drama|Thriller', 'Comedy|Crime', 'Action|Adventure|Sci-Fi', 'Comedy|Drama|Romance', 'Drama|Romance', 'Action|Adventure|Comedy']</text:p>
          </table:table-cell>
          <table:table-cell office:value-type="float" office:value="0.490833282470703" calcext:value-type="float">
            <text:p>0.49083328247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]</text:p>
          </table:table-cell>
          <table:table-cell office:value-type="float" office:value="3.30003270109572" calcext:value-type="float">
            <text:p>3.30003270109572</text:p>
          </table:table-cell>
          <table:table-cell office:value-type="string" calcext:value-type="string">
            <text:p>[353 444 428 <text:s/>33 723 154 <text:s/>87 <text:s/>44 <text:s/>71 754]</text:p>
          </table:table-cell>
          <table:table-cell office:value-type="string" calcext:value-type="string">
            <text:p>[0.5993371 <text:s/>0.41630004 0.1765473 <text:s/>0.11633389 0.10947735 0.02735805 0.01944475 0.01788602 0.01711599 0.01115898]</text:p>
          </table:table-cell>
          <table:table-cell office:value-type="float" office:value="3.30003270109572" calcext:value-type="float">
            <text:p>3.30003270109572</text:p>
          </table:table-cell>
          <table:table-cell office:value-type="string" calcext:value-type="string">
            <text:p>[('Drama', 0.5993371042023827), ('Mystery|Thriller', 0.41630004367230244), ('Drama', 0.17654729834632155), ('Action|Crime|Thriller', 0.11633388911326968), ('Adventure|Drama|Sci-Fi', 0.10947735427213279), ('Action|Adventure|Comedy|Romance', 0.027358053240638027), ('Comedy|Fantasy', 0.01944474672757858), ('Adventure|Children|Fantasy|Musical', 0.01788602361034191), ('Crime|Drama|Sci-Fi|Thriller', 0.01711598992161072), ('Drama|Romance', 0.011158981057974677)]</text:p>
          </table:table-cell>
          <table:table-cell office:value-type="string" calcext:value-type="string">
            <text:p>['Comedy|Horror']</text:p>
          </table:table-cell>
          <table:table-cell office:value-type="float" office:value="3.64666666666667" calcext:value-type="float">
            <text:p>3.64666666666667</text:p>
          </table:table-cell>
          <table:table-cell office:value-type="float" office:value="1.22276553580625" calcext:value-type="float">
            <text:p>1.222765535806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Drama|Romance|Thriller', 'Drama|Romance', 'Drama', 'Comedy|Drama', 'Drama|Horror|Thriller', 'Comedy', 'Drama|Romance', 'Crime|Mystery|Romance|Thriller', 'Comedy|Romance', 'Comedy|Drama|Romance', 'Action|Crime|Drama|Thriller', 'Drama|Romance', 'Children|Comedy|Romance', 'Comedy|Drama|Romance', 'Crime|Film-Noir|Mystery|Thriller', 'Adventure|Children|Musical', 'Drama|Romance', 'Comedy|Drama|Romance', 'Comedy|Crime|Drama|Romance|Thriller', 'Drama|Romance|War']</text:p>
          </table:table-cell>
          <table:table-cell office:value-type="float" office:value="0.487091302871704" calcext:value-type="float">
            <text:p>0.48709130287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9925331]</text:p>
          </table:table-cell>
          <table:table-cell office:value-type="float" office:value="3.97374164860592" calcext:value-type="float">
            <text:p>3.97374164860592</text:p>
          </table:table-cell>
          <table:table-cell office:value-type="string" calcext:value-type="string">
            <text:p>[ 232 <text:s text:c="2"/>20 <text:s/>238 <text:s/>254 <text:s/>237 <text:s/>244 <text:s/>809 1392 1055 <text:s/>203]</text:p>
          </table:table-cell>
          <table:table-cell office:value-type="string" calcext:value-type="string">
            <text:p>[0.83409404 0.03753011 0.00864331 0.00825936 0.00477789 0.00445708 0.00416356 0.00371545 0.00155694 0.0008723 ]</text:p>
          </table:table-cell>
          <table:table-cell office:value-type="float" office:value="0.574488337050431" calcext:value-type="float">
            <text:p>0.574488337050431</text:p>
          </table:table-cell>
          <table:table-cell office:value-type="string" calcext:value-type="string">
            <text:p>[('Crime|Drama', 0.8340940445624415), ('Comedy|Drama|Romance|War', 0.037530109476381614), ('Action|Crime|Drama|IMAX', 0.008643312453456977), ('Drama', 0.008259364274671697), ('Crime|Drama|Thriller', 0.004777891964077488), ('Action|Crime|Drama|Mystery|Sci-Fi|Thriller|IMAX', 0.004457084419823681), ('Action|Crime|IMAX', 0.004163563168232701), ('Action|Sci-Fi', 0.00371544787982095), ('Adventure|Animation|Children|Romance|Sci-Fi', 0.0015569374993092213), ('Crime|Drama', 0.0008722994168792273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4.02941176470588" calcext:value-type="float">
            <text:p>4.02941176470588</text:p>
          </table:table-cell>
          <table:table-cell office:value-type="float" office:value="0.527775248380187" calcext:value-type="float">
            <text:p>0.5277752483801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'Action|Adventure|Drama', 'Crime|Drama', 'Sci-Fi|IMAX', 'Drama|Mystery|Thriller', 'Action|Crime|Drama|IMAX', 'Action|Sci-Fi|Thriller|IMAX', 'Action|Adventure|Comedy|Crime|Mystery|Thriller', 'Comedy|Drama|Sci-Fi', 'Drama|Thriller|War', 'Action|Crime|Drama|Mystery|Sci-Fi|Thriller|IMAX', 'Action|Crime|Drama|Thriller', 'Crime|Drama', 'Drama|Mystery|Sci-Fi|Thriller', 'Crime|Drama', 'Mystery|Thriller', 'Drama|War', 'Drama', 'Drama|Sci-Fi|IMAX', 'Crime|Drama', 'Drama|Romance']</text:p>
          </table:table-cell>
          <table:table-cell office:value-type="float" office:value="0.495869874954224" calcext:value-type="float">
            <text:p>0.495869874954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94970794]</text:p>
          </table:table-cell>
          <table:table-cell office:value-type="float" office:value="3.08354784044152" calcext:value-type="float">
            <text:p>3.08354784044152</text:p>
          </table:table-cell>
          <table:table-cell office:value-type="string" calcext:value-type="string">
            <text:p>[ 20 <text:s/>25 323 101 471 <text:s/>34 531 166 401 478]</text:p>
          </table:table-cell>
          <table:table-cell office:value-type="string" calcext:value-type="string">
            <text:p>[0.36591477 0.16788613 0.1506919 <text:s/>0.0730028 <text:s/>0.06192046 0.0609838 0.06046052 0.03989953 0.02866184 0.00042524]</text:p>
          </table:table-cell>
          <table:table-cell office:value-type="float" office:value="1.13383989588036" calcext:value-type="float">
            <text:p>1.13383989588036</text:p>
          </table:table-cell>
          <table:table-cell office:value-type="string" calcext:value-type="string">
            <text:p>[('Comedy|Drama|Romance|War', 0.36591476952456115), ('Thriller', 0.16788612849675805), ('Animation|Children|Fantasy|Musical|Romance|IMAX', 0.15069189597997942), ('Action|Comedy|Sci-Fi', 0.0730028046339842), ('Adventure|Animation|Children|Drama|Musical|IMAX', 0.061920464368583075), ('Crime|Horror|Thriller', 0.06098380284779831), ('Action|Crime|Thriller', 0.06046052132133603), ('Action|Sci-Fi|Thriller', 0.0398995253836105), ('Drama|Horror|Mystery', 0.028661837328302506), ('Action|Sci-Fi', 0.0004252437728783001)]</text:p>
          </table:table-cell>
          <table:table-cell office:value-type="string" calcext:value-type="string">
            <text:p>['Comedy']</text:p>
          </table:table-cell>
          <table:table-cell office:value-type="float" office:value="3.78609625668449" calcext:value-type="float">
            <text:p>3.78609625668449</text:p>
          </table:table-cell>
          <table:table-cell office:value-type="float" office:value="0.963071762996494" calcext:value-type="float">
            <text:p>0.963071762996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['Animation|Children|Musical', 'Fantasy|Horror|Mystery', 'Action|Crime|Drama|Thriller', 'Horror|Mystery', 'Crime|Horror|Thriller', 'Drama|Horror|Mystery|Thriller', 'Fantasy|Horror|Romance|Thriller', 'Adventure|Drama|IMAX', 'Horror', 'Drama|War', 'Action|Adventure|Romance|Thriller', 'Action|Sci-Fi|Thriller', 'Action|Adventure|Thriller', 'Adventure|Children|Fantasy|Musical', 'Crime|Drama', 'Drama|Mystery|Thriller', 'Drama|Horror|Mystery', 'Action|Drama', 'Comedy|Horror|Mystery|Thriller', 'Comedy|Drama']</text:p>
          </table:table-cell>
          <table:table-cell office:value-type="float" office:value="0.476366519927979" calcext:value-type="float">
            <text:p>0.476366519927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28067534]</text:p>
          </table:table-cell>
          <table:table-cell office:value-type="float" office:value="3.24378994204427" calcext:value-type="float">
            <text:p>3.24378994204427</text:p>
          </table:table-cell>
          <table:table-cell office:value-type="string" calcext:value-type="string">
            <text:p>[192 <text:s/>71 <text:s/>20 232 203 118 401 764 121 <text:s text:c="2"/>4]</text:p>
          </table:table-cell>
          <table:table-cell office:value-type="string" calcext:value-type="string">
            <text:p>[8.19409704e-01 1.98289283e-02 7.94255538e-03 5.61446067e-03 4.72383360e-03 1.43495299e-03 1.16868577e-03 1.06297361e-03 6.80484020e-04 3.12107021e-04]</text:p>
          </table:table-cell>
          <table:table-cell office:value-type="float" office:value="1.0368853982347" calcext:value-type="float">
            <text:p>1.0368853982347</text:p>
          </table:table-cell>
          <table:table-cell office:value-type="string" calcext:value-type="string">
            <text:p>[('Action|Crime|Drama|Thriller', 0.8194097035666565), ('Crime|Drama|Sci-Fi|Thriller', 0.019828928306562982), ('Comedy|Drama|Romance|War', 0.007942555381534712), ('Crime|Drama', 0.005614460672167942), ('Crime|Drama', 0.0047238336009216295), ('Action|Adventure|Children|Comedy|Fantasy', 0.0014349529905274903), ('Drama|Horror|Mystery', 0.0011686857743506817), ('Adventure|Fantasy', 0.0010629736075455987), ('Action|Drama|War', 0.0006804840202304068), ('Crime|Mystery|Thriller', 0.00031210702142638107)]</text:p>
          </table:table-cell>
          <table:table-cell office:value-type="string" calcext:value-type="string">
            <text:p>['Children|Drama|Sci-Fi']</text:p>
          </table:table-cell>
          <table:table-cell office:value-type="float" office:value="3.80322580645161" calcext:value-type="float">
            <text:p>3.80322580645161</text:p>
          </table:table-cell>
          <table:table-cell office:value-type="float" office:value="1.05875272661194" calcext:value-type="float">
            <text:p>1.0587527266119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'Action|Drama|War', 'Documentary', 'Documentary', 'Drama|War', 'Drama|War', 'Horror|IMAX', 'Action|Drama|Thriller|War', 'Action|Crime|Drama|Thriller', 'Comedy|Documentary|Drama', 'Documentary', 'Action|Romance|Sci-Fi|Thriller', 'Adventure|Fantasy|IMAX', 'Action|Drama|Horror|Thriller', 'Crime|Mystery|Thriller', 'Action|Crime|IMAX', 'Comedy|Crime|Drama', 'Drama|Mystery|Sci-Fi|Thriller', 'Comedy', 'Comedy|Drama|Thriller', 'Action|Drama|Thriller']</text:p>
          </table:table-cell>
          <table:table-cell office:value-type="float" office:value="0.501096487045288" calcext:value-type="float">
            <text:p>0.50109648704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31943504]</text:p>
          </table:table-cell>
          <table:table-cell office:value-type="float" office:value="3.44351164754997" calcext:value-type="float">
            <text:p>3.44351164754997</text:p>
          </table:table-cell>
          <table:table-cell office:value-type="string" calcext:value-type="string">
            <text:p>[ 401 <text:s text:c="2"/>73 <text:s/>722 1105 <text:s/>180 <text:s/>318 2900 6019 <text:s text:c="2"/>77 2038]</text:p>
          </table:table-cell>
          <table:table-cell office:value-type="string" calcext:value-type="string">
            <text:p>[0.60560963 0.19910437 0.09815264 0.0813691 <text:s/>0.04772423 0.03604441 0.03043185 0.02515075 0.01699762 0.01583991]</text:p>
          </table:table-cell>
          <table:table-cell office:value-type="float" office:value="2.12407660263808" calcext:value-type="float">
            <text:p>2.12407660263808</text:p>
          </table:table-cell>
          <table:table-cell office:value-type="string" calcext:value-type="string">
            <text:p>[('Drama|Horror|Mystery', 0.6056096329487888), ('Action|Adventure|Sci-Fi', 0.19910436873022064), ('Comedy|War', 0.09815263506807254), ('Comedy|Romance', 0.08136910499864258), ('Action|Comedy|Sci-Fi', 0.04772423070698386), ('Comedy|Mystery', 0.036044408928570006), ('Comedy|Drama|Romance', 0.030431846966607258), ('Drama|Mystery|Romance', 0.025150752513461994), ('Action|Comedy|Musical', 0.016997618029353092), ('Action|Crime|Thriller', 0.015839905709566757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35514018691589" calcext:value-type="float">
            <text:p>4.35514018691589</text:p>
          </table:table-cell>
          <table:table-cell office:value-type="float" office:value="0.95948132842696" calcext:value-type="float">
            <text:p>0.95948132842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'Action|Drama|War', 'Action|Drama|War', 'Crime|Drama', 'Action|Drama|War', 'Action|Drama|War', 'Drama|War', 'Action|Mystery', 'Children|Drama|Sci-Fi', 'Mystery|Thriller', 'Drama|Romance', 'Drama|War', 'Adventure|Comedy|Fantasy|Sci-Fi', 'Crime|Film-Noir|Mystery|Thriller', 'Drama|Mystery|Romance|Thriller', 'Drama|Romance|Thriller', 'Drama|Thriller', 'Drama|Mystery|Romance|Thriller', 'Animation|Comedy|Drama|Fantasy', 'Action|Thriller', 'Crime|Horror']</text:p>
          </table:table-cell>
          <table:table-cell office:value-type="float" office:value="0.507065534591675" calcext:value-type="float">
            <text:p>0.50706553459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78915625]</text:p>
          </table:table-cell>
          <table:table-cell office:value-type="float" office:value="3.05751453580632" calcext:value-type="float">
            <text:p>3.05751453580632</text:p>
          </table:table-cell>
          <table:table-cell office:value-type="string" calcext:value-type="string">
            <text:p>[ 744 1255 <text:s/>875 <text:s text:c="3"/>0 <text:s/>959 1052 <text:s/>794 2126 <text:s/>934 1133]</text:p>
          </table:table-cell>
          <table:table-cell office:value-type="string" calcext:value-type="string">
            <text:p>[0.38017194 0.23741081 0.14646936 0.12873261 0.06625736 0.03153711 0.01707478 0.01304349 0.00979764 0.00619579]</text:p>
          </table:table-cell>
          <table:table-cell office:value-type="float" office:value="2.26835828979111" calcext:value-type="float">
            <text:p>2.26835828979111</text:p>
          </table:table-cell>
          <table:table-cell office:value-type="string" calcext:value-type="string">
            <text:p>[('Adventure|Animation|Children|Comedy|Fantasy|Romance', 0.3801719431761017), ('Adventure|Comedy|Drama', 0.23741080664522055), ('Adventure|Animation|Children|Comedy', 0.14646936433262714), ('Adventure|Animation|Children|Comedy|Fantasy', 0.12873260549531493), ('Adventure|Animation|Comedy|Fantasy|Musical|Romance', 0.06625736224449755), ('Animation|Children|Drama', 0.031537109606957346), ('Action|Adventure|Animation|Children|Comedy', 0.01707477954639973), ('Comedy|Romance', 0.013043493312876757), ('Drama', 0.009797640437531951), ('Adventure|Animation|Children|Comedy|Fantasy|IMAX', 0.006195785679693154)]</text:p>
          </table:table-cell>
          <table:table-cell office:value-type="string" calcext:value-type="string">
            <text:p>['Action|Adventure|Horror|Sci-Fi']</text:p>
          </table:table-cell>
          <table:table-cell office:value-type="float" office:value="3.81454545454545" calcext:value-type="float">
            <text:p>3.81454545454545</text:p>
          </table:table-cell>
          <table:table-cell office:value-type="float" office:value="0.835663738771475" calcext:value-type="float">
            <text:p>0.8356637387714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'Comedy|Drama', 'Animation|Children|Comedy|Fantasy|Musical|Romance|IMAX', 'Animation|Children|Drama|Musical', 'Animation|Children|Fantasy|Musical|Romance|IMAX', 'Animation|Children|Fantasy|Musical', 'Comedy', 'Comedy', 'Crime|Drama', 'Drama', 'Comedy', 'Comedy|Crime', 'Action|Crime|Drama|Thriller', 'Animation|Children|Fantasy|Musical', 'Mystery|Romance|Sci-Fi|Thriller', 'Crime|Drama|Thriller', 'Adventure|Children|Fantasy|Musical', 'Crime|Drama', 'Action|Crime', 'Comedy|Drama|Romance|War', 'Crime|Drama']</text:p>
          </table:table-cell>
          <table:table-cell office:value-type="float" office:value="0.539636135101318" calcext:value-type="float">
            <text:p>0.53963613510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0698652]</text:p>
          </table:table-cell>
          <table:table-cell office:value-type="float" office:value="0.498743893376694" calcext:value-type="float">
            <text:p>0.498743893376694</text:p>
          </table:table-cell>
          <table:table-cell office:value-type="string" calcext:value-type="string">
            <text:p>[ <text:s/>36 1133 <text:s/>192 1044 <text:s text:c="2"/>20 <text:s text:c="3"/>3 <text:s/>233 <text:s/>232 <text:s text:c="2"/>16 <text:s/>166]</text:p>
          </table:table-cell>
          <table:table-cell office:value-type="string" calcext:value-type="string">
            <text:p>[6.60473947e-01 4.97008648e-02 4.96623472e-02 2.39718430e-02 1.34019966e-02 7.58921773e-03 3.49239267e-03 2.99612428e-03 1.15125835e-03 6.53909459e-04]</text:p>
          </table:table-cell>
          <table:table-cell office:value-type="float" office:value="2.57112130804864" calcext:value-type="float">
            <text:p>2.57112130804864</text:p>
          </table:table-cell>
          <table:table-cell office:value-type="string" calcext:value-type="string">
            <text:p>[('Comedy|Crime|Drama|Thriller', 0.660473946746577), ('Adventure|Animation|Children|Comedy|Fantasy|IMAX', 0.049700864759291905), ('Action|Crime|Drama|Thriller', 0.049662347221678754), ('Animation|Children|Drama|Fantasy', 0.023971842969227854), ('Comedy|Drama|Romance|War', 0.013401996630237892), ('Mystery|Thriller', 0.007589217726725775), ('Drama|Romance', 0.003492392669845001), ('Crime|Drama', 0.0029961242829151906), ('Comedy|Crime|Drama|Thriller', 0.0011512583506622604), ('Action|Sci-Fi|Thriller', 0.0006539094587652482)]</text:p>
          </table:table-cell>
          <table:table-cell office:value-type="string" calcext:value-type="string">
            <text:p>['Comedy|Drama|Fantasy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0.509024143218994" calcext:value-type="float">
            <text:p>0.509024143218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71261175]</text:p>
          </table:table-cell>
          <table:table-cell office:value-type="float" office:value="2.72388453201955" calcext:value-type="float">
            <text:p>2.72388453201955</text:p>
          </table:table-cell>
          <table:table-cell office:value-type="string" calcext:value-type="string">
            <text:p>[192 232 244 774 219 753 238 <text:s/>20 764 754]</text:p>
          </table:table-cell>
          <table:table-cell office:value-type="string" calcext:value-type="string">
            <text:p>[0.59341938 0.09634515 0.04827869 0.04721421 0.03420344 0.03266721 0.02723169 0.00771384 0.00716407 0.00685416]</text:p>
          </table:table-cell>
          <table:table-cell office:value-type="float" office:value="0.0112727843564633" calcext:value-type="float">
            <text:p>0.011272784356463</text:p>
          </table:table-cell>
          <table:table-cell office:value-type="string" calcext:value-type="string">
            <text:p>[('Action|Crime|Drama|Thriller', 0.5934193785254704), ('Crime|Drama', 0.09634515301755132), ('Action|Crime|Drama|Mystery|Sci-Fi|Thriller|IMAX', 0.048278685389479915), ('Action|Adventure|Drama|Fantasy', 0.04721420952833835), ('Action|Adventure|Drama', 0.03420344034341799), ('Adventure|Fantasy', 0.03266720553637563), ('Action|Crime|Drama|IMAX', 0.02723168747835017), ('Comedy|Drama|Romance|War', 0.007713836584900935), ('Adventure|Fantasy', 0.007164066280496307), ('Drama|Romance', 0.0068541635054034)]</text:p>
          </table:table-cell>
          <table:table-cell office:value-type="string" calcext:value-type="string">
            <text:p>['Children|Drama']</text:p>
          </table:table-cell>
          <table:table-cell office:value-type="float" office:value="3.166" calcext:value-type="float">
            <text:p>3.166</text:p>
          </table:table-cell>
          <table:table-cell office:value-type="float" office:value="0.824283931664326" calcext:value-type="float">
            <text:p>0.8242839316643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['Action|Comedy|Musical', 'Comedy|Crime|Drama', 'Drama', 'Crime|Drama', 'Crime|Drama', 'Drama|Thriller', 'Drama', 'Comedy', 'Action|Animation', 'Action|Adventure|Crime|IMAX', 'Crime|Drama', 'Comedy', 'Crime|Drama', 'Crime|Drama|Thriller', 'Action|Drama|War', 'Drama|Romance', 'Comedy|Crime', 'Action|Adventure|Drama', 'Adventure|Comedy|Sci-Fi', 'Crime|Sci-Fi|Thriller']</text:p>
          </table:table-cell>
          <table:table-cell office:value-type="float" office:value="0.505955219268799" calcext:value-type="float">
            <text:p>0.50595521926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0698307]</text:p>
          </table:table-cell>
          <table:table-cell office:value-type="float" office:value="2.99980303519042" calcext:value-type="float">
            <text:p>2.99980303519042</text:p>
          </table:table-cell>
          <table:table-cell office:value-type="string" calcext:value-type="string">
            <text:p>[ <text:s/>73 <text:s/>903 <text:s/>444 <text:s/>200 <text:s/>192 <text:s/>771 1226 <text:s/>862 <text:s/>457 2518]</text:p>
          </table:table-cell>
          <table:table-cell office:value-type="string" calcext:value-type="string">
            <text:p>[0.64927336 0.03353555 0.026479 <text:s text:c="2"/>0.02049278 0.01638925 0.01352761 0.00925501 0.00362479 0.00354522 0.00113897]</text:p>
          </table:table-cell>
          <table:table-cell office:value-type="float" office:value="0.507180032745217" calcext:value-type="float">
            <text:p>0.507180032745217</text:p>
          </table:table-cell>
          <table:table-cell office:value-type="string" calcext:value-type="string">
            <text:p>[('Action|Adventure|Sci-Fi', 0.6492733564801272), ('Comedy|Drama|Romance', 0.03353555285512202), ('Mystery|Thriller', 0.026479001126361916), ('Adventure|Comedy|Fantasy', 0.020492784999327416), ('Action|Crime|Drama|Thriller', 0.016389245594445108), ('Comedy|Musical', 0.013527608176995474), ('Comedy', 0.00925501038619365), ('Children|Comedy|Fantasy|Musical', 0.003624794393743953), ('Adventure|Children|Fantasy', 0.0035452217248390316), ('Adventure|Drama|Fantasy|IMAX', 0.0011389704019527265)]</text:p>
          </table:table-cell>
          <table:table-cell office:value-type="string" calcext:value-type="string">
            <text:p>['Drama|Romance']</text:p>
          </table:table-cell>
          <table:table-cell office:value-type="float" office:value="4.2123745819398" calcext:value-type="float">
            <text:p>4.2123745819398</text:p>
          </table:table-cell>
          <table:table-cell office:value-type="float" office:value="0.970749829217512" calcext:value-type="float">
            <text:p>0.9707498292175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['Adventure|Animation|Children|Comedy|Fantasy', 'Comedy', 'Action|Sci-Fi', 'Action|Adventure|Sci-Fi', 'Action|Crime|Drama', 'Action|Adventure|Sci-Fi', 'Action|Adventure', 'Crime|Drama', 'Action|Adventure|Sci-Fi', 'Comedy', 'Action|Adventure|Fantasy', 'Action|Sci-Fi|Thriller', 'Comedy', 'Action|Crime|Thriller', 'Action|Comedy|Crime', 'Comedy|Romance', 'Action|Adventure|Thriller|IMAX', 'Comedy', 'Action|Crime|Drama|Thriller', 'Sci-Fi|IMAX']</text:p>
          </table:table-cell>
          <table:table-cell office:value-type="float" office:value="0.509730577468872" calcext:value-type="float">
            <text:p>0.509730577468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3255775]</text:p>
          </table:table-cell>
          <table:table-cell office:value-type="float" office:value="3.16123990874586" calcext:value-type="float">
            <text:p>3.16123990874586</text:p>
          </table:table-cell>
          <table:table-cell office:value-type="string" calcext:value-type="string">
            <text:p>[ 166 1125 <text:s text:c="2"/>85 <text:s/>478 <text:s text:c="2"/>28 <text:s/>463 <text:s text:c="2"/>20 <text:s text:c="2"/>25 <text:s text:c="2"/>70 <text:s text:c="2"/>32]</text:p>
          </table:table-cell>
          <table:table-cell office:value-type="string" calcext:value-type="string">
            <text:p>[0.51903312 0.09577318 0.07119279 0.04016875 0.01825939 0.01300453 0.01078606 0.00979482 0.0095391 <text:s/>0.00757385]</text:p>
          </table:table-cell>
          <table:table-cell office:value-type="float" office:value="0.271317840553116" calcext:value-type="float">
            <text:p>0.271317840553116</text:p>
          </table:table-cell>
          <table:table-cell office:value-type="string" calcext:value-type="string">
            <text:p>[('Action|Sci-Fi|Thriller', 0.5190331154905878), ('Comedy|Romance', 0.09577317865693648), ('Adventure|Comedy|Sci-Fi', 0.07119278767988856), ('Action|Sci-Fi', 0.0401687456022576), ('Drama|War', 0.018259386592280078), ('Adventure|Drama|IMAX', 0.013004526072393907), ('Comedy|Drama|Romance|War', 0.010786063041865739), ('Thriller', 0.009794815112778747), ('Action|Adventure', 0.009539096744948936), ('Adventure|Drama|Western', 0.007573849943393007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94212218649518" calcext:value-type="float">
            <text:p>3.94212218649518</text:p>
          </table:table-cell>
          <table:table-cell office:value-type="float" office:value="0.986986382944918" calcext:value-type="float">
            <text:p>0.9869863829449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['Adventure|Animation|Children|Comedy|Fantasy', 'Comedy|Drama|Romance', 'Adventure|Animation|Children|Comedy|Fantasy', 'Comedy|Drama|Fantasy', 'Comedy|Horror', 'Animation|Children|Comedy', 'Comedy|Romance', 'Adventure|Comedy|Western', 'Comedy|Romance', 'Adventure|Animation|Children|Comedy|Musical', 'Comedy', 'Comedy', 'Comedy|Crime|Drama', 'Comedy', 'Action|Crime|Thriller', 'Comedy', 'Comedy', 'Comedy|Romance', 'Comedy|Drama|Romance|War', 'Action|Mystery']</text:p>
          </table:table-cell>
          <table:table-cell office:value-type="float" office:value="0.490570545196533" calcext:value-type="float">
            <text:p>0.4905705451965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formula="of:=AVERAGE([.E$1:.E$1048576])" office:value-type="float" office:value="1.93838188921725" calcext:value-type="float">
            <text:p>1.93838188921725</text:p>
          </table:table-cell>
          <table:table-cell table:number-columns-repeated="13"/>
        </table:table-row>
        <table:table-row table:style-name="ro1">
          <table:table-cell/>
          <table:table-cell table:formula="of:=STDEV([.E$1:.E$1048576])" office:value-type="float" office:value="1.05464710220217" calcext:value-type="float">
            <text:p>1.0546471022021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50:33.743878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5:51:17.461653857</dc:date>
    <meta:editing-duration>PT2M39S</meta:editing-duration>
    <meta:editing-cycles>2</meta:editing-cycles>
    <meta:generator>LibreOffice/6.0.7.3$Linux_X86_64 LibreOffice_project/00m0$Build-3</meta:generator>
    <meta:document-statistic meta:table-count="1" meta:cell-count="767" meta:object-count="0"/>
  </office:meta>
</office:document-meta>
</file>